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5.59pt"/>
    </style:style>
    <style:style style:name="co2" style:family="table-column">
      <style:table-column-properties fo:break-before="auto" style:column-width="273.6pt"/>
    </style:style>
    <style:style style:name="co3" style:family="table-column">
      <style:table-column-properties fo:break-before="auto" style:column-width="238.96pt"/>
    </style:style>
    <style:style style:name="co4" style:family="table-column">
      <style:table-column-properties fo:break-before="auto" style:column-width="66.95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36.31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inco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SDA</text:p>
          </table:table-cell>
          <table:table-cell table:style-name="ce1" office:value-type="string" calcext:value-type="string">
            <text:p>Cluste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ai nandhinitiffencenter vignannagar main road opp hdfcbank besides mouryabar , Vignannagar </text:p>
          </table:table-cell>
          <table:table-cell office:value-type="string" calcext:value-type="string">
            <text:p>vignannaga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141821" calcext:value-type="float">
            <text:p>13.0141821</text:p>
          </table:table-cell>
          <table:table-cell office:value-type="float" office:value="77.6467086" calcext:value-type="float">
            <text:p>77.646708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gainvilla 102 flat no, 8th cross11, virabhadra nagar. Vasabha nagar bus stop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105885" calcext:value-type="float">
            <text:p>13.0105885</text:p>
          </table:table-cell>
          <table:table-cell office:value-type="float" office:value="77.6498455" calcext:value-type="float">
            <text:p>77.6498455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.Nagsandra, yamlur post, 2nd cross11 <text:s/>goverment school near Bangalor Karnataka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066606" calcext:value-type="float">
            <text:p>13.0066606</text:p>
          </table:table-cell>
          <table:table-cell office:value-type="float" office:value="77.4993864" calcext:value-type="float">
            <text:p>77.499386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404, fortuna white wings, 1st main, basvanagar, basavanagar</text:p>
          </table:table-cell>
          <table:table-cell office:value-type="string" calcext:value-type="string">
            <text:p>basava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, Primerose Villa, 8th cross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rabhadra Nagar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avanagar, Basavanagar</text:p>
          </table:table-cell>
          <table:table-cell office:value-type="string" calcext:value-type="string">
            <text:p>basava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/1 adarsh vi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avanagar, basvanagar </text:p>
          </table:table-cell>
          <table:table-cell office:value-type="string" calcext:value-type="string">
            <text:p>basvanaga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72597" calcext:value-type="float">
            <text:p>12.9472597</text:p>
          </table:table-cell>
          <table:table-cell office:value-type="float" office:value="77.676112" calcext:value-type="float">
            <text:p>77.676112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.nagasandra, yamlur post,B.W.S.S.B ,, B.nagasandra</text:p>
          </table:table-cell>
          <table:table-cell office:value-type="string" calcext:value-type="string">
            <text:p>bnagasandr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50277" calcext:value-type="float">
            <text:p>12.9450277</text:p>
          </table:table-cell>
          <table:table-cell office:value-type="float" office:value="77.6780159" calcext:value-type="float">
            <text:p>77.678015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93 2 nd cross11 raju colony yamlur marathahalli near vinayaka temple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36131" calcext:value-type="float">
            <text:p>12.9436131</text:p>
          </table:table-cell>
          <table:table-cell office:value-type="float" office:value="77.6810356" calcext:value-type="float">
            <text:p>77.68103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. B-11, ASPEN, TATA SHERWOOD APARTMENT, BASVANAGAR MAIN ROAD</text:p>
          </table:table-cell>
          <table:table-cell office:value-type="string" calcext:value-type="string">
            <text:p>basvanagar main roa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36131" calcext:value-type="float">
            <text:p>12.9436131</text:p>
          </table:table-cell>
          <table:table-cell office:value-type="float" office:value="77.6810356" calcext:value-type="float">
            <text:p>77.68103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88, 19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esh naga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 P.O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-560037, Rameshnagar</text:p>
          </table:table-cell>
          <table:table-cell office:value-type="string" calcext:value-type="string">
            <text:p>ramesh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60204" calcext:value-type="float">
            <text:p>12.9460204</text:p>
          </table:table-cell>
          <table:table-cell office:value-type="float" office:value="77.6830193" calcext:value-type="float">
            <text:p>77.683019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37, 1st floor, <text:s/>1st cross11, <text:s/>kalappa layout, <text:s/>basava nagar, bangalore-560037, Kalappa layout, <text:s/>basava <text:s/>nagar</text:p>
          </table:table-cell>
          <table:table-cell office:value-type="string" calcext:value-type="string">
            <text:p>kalappa layout, <text:s/>basava <text:s/>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403 sm meadows basavanagar talacauvery layout marathalli post bangalore, Basavanagar</text:p>
          </table:table-cell>
          <table:table-cell office:value-type="string" calcext:value-type="string">
            <text:p>basava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51,Maharnava,2nd main ,2nd cross11,, Bangalore,Talacauvery layout,Basavnagar</text:p>
          </table:table-cell>
          <table:table-cell office:value-type="string" calcext:value-type="string">
            <text:p>bangalore,talacauvery layout,basav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 No. 1078,&amp;#xa;Aeronautical Development Agency,, Rameshnagar</text:p>
          </table:table-cell>
          <table:table-cell office:value-type="string" calcext:value-type="string">
            <text:p>ramesh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60204" calcext:value-type="float">
            <text:p>12.9460204</text:p>
          </table:table-cell>
          <table:table-cell office:value-type="float" office:value="77.6830193" calcext:value-type="float">
            <text:p>77.683019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7 VIBTHIPURA NEAR SAMUDHYA BHAVAN MARATHALLI POST BANGLORE, Rameshnagar</text:p>
          </table:table-cell>
          <table:table-cell office:value-type="string" calcext:value-type="string">
            <text:p>ramesh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60204" calcext:value-type="float">
            <text:p>12.9460204</text:p>
          </table:table-cell>
          <table:table-cell office:value-type="float" office:value="77.6830193" calcext:value-type="float">
            <text:p>77.683019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t T-501, Rohan Jharokha Phase 2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Old Airport Road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51524" calcext:value-type="float">
            <text:p>12.9551524</text:p>
          </table:table-cell>
          <table:table-cell office:value-type="float" office:value="77.6875073" calcext:value-type="float">
            <text:p>77.687507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6 Bethel Cottage 11th cross11, Rameshnagar</text:p>
          </table:table-cell>
          <table:table-cell office:value-type="string" calcext:value-type="string">
            <text:p>ramesh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1 mathrusree orchid ho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mpapura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malur, near belandur lake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ava nagar 1st main, Basava nagar bus stop</text:p>
          </table:table-cell>
          <table:table-cell office:value-type="string" calcext:value-type="string">
            <text:p>basava nagar bus stop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5,groundfloor, behind Shiva temple,yamalur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60204" calcext:value-type="float">
            <text:p>12.9460204</text:p>
          </table:table-cell>
          <table:table-cell office:value-type="float" office:value="77.6830193" calcext:value-type="float">
            <text:p>77.683019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65,groundfloor, behind Shiva temple,yamalur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2 swathi ladies pg, 2nd cross11 ashwath nagar. Near kalamandir, opposite . Marathalli bridge. Bangalore 560036., marathalli bridge </text:p>
          </table:table-cell>
          <table:table-cell office:value-type="string" calcext:value-type="string">
            <text:p>marathalli bridge </text:p>
          </table:table-cell>
          <table:table-cell office:value-type="string" calcext:value-type="string">
            <text:p>bangalore</text:p>
          </table:table-cell>
          <table:table-cell office:value-type="float" office:value="560036" calcext:value-type="float">
            <text:p>560036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2 swathi ladies pg, 2nd cross11 ashwath nagar. Near kalamandir, opposite . Marathalli bridge. Bangalore 560036., marathalli bridge </text:p>
          </table:table-cell>
          <table:table-cell office:value-type="string" calcext:value-type="string">
            <text:p>marathalli bridge </text:p>
          </table:table-cell>
          <table:table-cell office:value-type="string" calcext:value-type="string">
            <text:p>bangalore</text:p>
          </table:table-cell>
          <table:table-cell office:value-type="float" office:value="560036" calcext:value-type="float">
            <text:p>560036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2 swathi ladies pg, 2nd cross11 ashwath nagar. Near kalamandir, opposite . Marathalli bridge. Bangalore 560036., marathalli bridge </text:p>
          </table:table-cell>
          <table:table-cell office:value-type="string" calcext:value-type="string">
            <text:p>marathalli bridge </text:p>
          </table:table-cell>
          <table:table-cell office:value-type="string" calcext:value-type="string">
            <text:p>bangalore</text:p>
          </table:table-cell>
          <table:table-cell office:value-type="float" office:value="560036" calcext:value-type="float">
            <text:p>560036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inayaka pg for ladi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.2, 4th cross11 vaikuntam layout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apollo pharmacy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.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. 302, sri ram pg ,5 nagappa reddy layout, aecs layout , opposite to hypercity bata showroom lan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2 swathi ladies pg, 2nd cross11 ashwath nagar. Near kalamandir, opposite . Marathalli bridge. Bangalore 560036., marathalli bridge </text:p>
          </table:table-cell>
          <table:table-cell office:value-type="string" calcext:value-type="string">
            <text:p>marathalli bridge </text:p>
          </table:table-cell>
          <table:table-cell office:value-type="string" calcext:value-type="string">
            <text:p>bangalore</text:p>
          </table:table-cell>
          <table:table-cell office:value-type="float" office:value="560036" calcext:value-type="float">
            <text:p>560036</text:p>
          </table:table-cell>
          <table:table-cell office:value-type="float" office:value="12.9528274" calcext:value-type="float">
            <text:p>12.9528274</text:p>
          </table:table-cell>
          <table:table-cell office:value-type="float" office:value="77.689509" calcext:value-type="float">
            <text:p>77.68950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728 flat 102 9 th cross11 11th main road beml layout , Beml layout</text:p>
          </table:table-cell>
          <table:table-cell office:value-type="string" calcext:value-type="string">
            <text:p>beml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, above hypercity marke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46164" calcext:value-type="float">
            <text:p>12.9446164</text:p>
          </table:table-cell>
          <table:table-cell office:value-type="float" office:value="77.6836756" calcext:value-type="float">
            <text:p>77.683675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, above hypercity marke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79308" calcext:value-type="float">
            <text:p>12.9579308</text:p>
          </table:table-cell>
          <table:table-cell office:value-type="float" office:value="77.6913901" calcext:value-type="float">
            <text:p>77.6913901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ights Bridge, A-413, Opp -brookfield hospital, kundalahalli, bangalor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41514" calcext:value-type="float">
            <text:p>12.9541514</text:p>
          </table:table-cell>
          <table:table-cell office:value-type="float" office:value="77.7020952" calcext:value-type="float">
            <text:p>77.7020952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401, ROMA cross11WIND APARTMENT, NEAR RYAN INTERNATIONAL SCHOOL, BROOKFIELD, BROOKFIELD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863" calcext:value-type="float">
            <text:p>12.9490863</text:p>
          </table:table-cell>
          <table:table-cell office:value-type="float" office:value="77.7029725" calcext:value-type="float">
            <text:p>77.7029725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#202,3rd floor, house#243,mj paradise, 3rd main, aecs layout block A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to science in box or family doctor clinic., aecs layout, kundanhalli</text:p>
          </table:table-cell>
          <table:table-cell office:value-type="string" calcext:value-type="string">
            <text:p>aecs layout, kundan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offic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city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gate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offic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city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gate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. 302, sri ram pg ,5 nagappa reddy layout, aecs layout , opposite to hypercity bata showroom lan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. 302, sri ram pg ,5 nagappa reddy layout, aecs layout , opposite to hypercity bata showroom lan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46526" calcext:value-type="float">
            <text:p>12.9546526</text:p>
          </table:table-cell>
          <table:table-cell office:value-type="float" office:value="77.6926644" calcext:value-type="float">
            <text:p>77.6926644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- 105, Lakshmi Springs, 3rd cross11, Main A block, AECS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46526" calcext:value-type="float">
            <text:p>12.9546526</text:p>
          </table:table-cell>
          <table:table-cell office:value-type="float" office:value="77.6926644" calcext:value-type="float">
            <text:p>77.6926644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76, 2nd Main, C Block, AECS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91/3, Site no. 29, <text:s/>3RD MAIN, D-BLOCK, AECS LAYOUT</text:p>
          </table:table-cell>
          <table:table-cell office:value-type="string" calcext:value-type="string">
            <text:p>aecs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58517" calcext:value-type="float">
            <text:p>12.9558517</text:p>
          </table:table-cell>
          <table:table-cell office:value-type="float" office:value="77.6958631" calcext:value-type="float">
            <text:p>77.6958631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03, Heritage-7 Apartmen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nivas Reddy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, A Block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th cross11, Bangalore, AECS layout</text:p>
          </table:table-cell>
          <table:table-cell office:value-type="string" calcext:value-type="string">
            <text:p>aecs layout</text:p>
          </table:table-cell>
          <table:table-cell office:value-type="string" calcext:value-type="string">
            <text:p>bangalore</text:p>
          </table:table-cell>
          <table:table-cell office:value-type="float" office:value="560095" calcext:value-type="float">
            <text:p>560095</text:p>
          </table:table-cell>
          <table:table-cell office:value-type="float" office:value="12.9276709" calcext:value-type="float">
            <text:p>12.9276709</text:p>
          </table:table-cell>
          <table:table-cell office:value-type="float" office:value="77.6809154" calcext:value-type="float">
            <text:p>77.6809154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25, B Block, 2nd Main, 3rd cross11, AECS Layout, Kundalahalli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81381" calcext:value-type="float">
            <text:p>12.9481381</text:p>
          </table:table-cell>
          <table:table-cell office:value-type="float" office:value="77.6990676" calcext:value-type="float">
            <text:p>77.699067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6, 6th Main, E Block, AECS Layout, Kundalahalli, Marathalli Colony Post,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672" calcext:value-type="float">
            <text:p>12.92672</text:p>
          </table:table-cell>
          <table:table-cell office:value-type="float" office:value="77.68172" calcext:value-type="float">
            <text:p>77.68172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001 GROUND FL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IVE ROYAL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ISHNA REDDY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 A BLOCK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36649" calcext:value-type="float">
            <text:p>12.9636649</text:p>
          </table:table-cell>
          <table:table-cell office:value-type="float" office:value="77.672045" calcext:value-type="float">
            <text:p>77.67204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2 <text:s/>MV NEIL 1st main C- B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, KUNDULHALLI </text:p>
          </table:table-cell>
          <table:table-cell office:value-type="string" calcext:value-type="string">
            <text:p>kundul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73487" calcext:value-type="float">
            <text:p>12.9273487</text:p>
          </table:table-cell>
          <table:table-cell office:value-type="float" office:value="77.6816675" calcext:value-type="float">
            <text:p>77.681667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mrit girls hostel, Aecs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.T park roa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73487" calcext:value-type="float">
            <text:p>12.9273487</text:p>
          </table:table-cell>
          <table:table-cell office:value-type="float" office:value="77.6816675" calcext:value-type="float">
            <text:p>77.681667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306 <text:s/>Gopalan habitat splendour appartment, ITPL main road , near CMRIT college, <text:s/>kundanhalli colony. 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94137" calcext:value-type="float">
            <text:p>12.9394137</text:p>
          </table:table-cell>
          <table:table-cell office:value-type="float" office:value="77.6952031" calcext:value-type="float">
            <text:p>77.6952031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009 habitat splendour apartment ITPL main road kundalahalli Whitefield bangalore , kundalahalli </text:p>
          </table:table-cell>
          <table:table-cell office:value-type="string" calcext:value-type="string">
            <text:p>kundala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24518" calcext:value-type="float">
            <text:p>12.9424518</text:p>
          </table:table-cell>
          <table:table-cell office:value-type="float" office:value="77.6984805" calcext:value-type="float">
            <text:p>77.698480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. G 1, RPS Residenc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 Sathya Sai Nilayam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Ragam mega stor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24518" calcext:value-type="float">
            <text:p>12.9424518</text:p>
          </table:table-cell>
          <table:table-cell office:value-type="float" office:value="77.6984805" calcext:value-type="float">
            <text:p>77.6984805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Ram PG, <text:s/>Above HDFC Bank, Manohara Plaza, <text:s/>ITPL Main Road, <text:s/>Near Kundalahalli Gate. <text:s/>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45" calcext:value-type="float">
            <text:p>560045</text:p>
          </table:table-cell>
          <table:table-cell office:value-type="float" office:value="12.94215" calcext:value-type="float">
            <text:p>12.94215</text:p>
          </table:table-cell>
          <table:table-cell office:value-type="float" office:value="77.6930686" calcext:value-type="float">
            <text:p>77.693068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India Technology Pvt Lt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assy Pa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nahalli 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PL Main Road, Besides Hypercit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45086" calcext:value-type="float">
            <text:p>12.9245086</text:p>
          </table:table-cell>
          <table:table-cell office:value-type="float" office:value="77.6813212" calcext:value-type="float">
            <text:p>77.6813212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82,8th cross11, 5A main,beml layout, kundanhalli gate, whitefield, banglore-560037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1055" calcext:value-type="float">
            <text:p>12.9511055</text:p>
          </table:table-cell>
          <table:table-cell office:value-type="float" office:value="77.699757" calcext:value-type="float">
            <text:p>77.69975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403 DSR Spring Beauty Apartments, near CMRI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1055" calcext:value-type="float">
            <text:p>12.9511055</text:p>
          </table:table-cell>
          <table:table-cell office:value-type="float" office:value="77.699757" calcext:value-type="float">
            <text:p>77.69975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India technology Pvt Ltd, ITPL Main Road, Thoobarahalli Village, Above Hypercity Mall, Kundalahalli,Bangalore-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<text:s/>202 rohan mihira apt. <text:s/>Aecs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 Divyashree tech park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ot 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 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mlur Bangalore-560037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 sai pg, near mc donalds, brookefield hospital, Aecs layout, itpl main road, Bangalore- 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1055" calcext:value-type="float">
            <text:p>12.9511055</text:p>
          </table:table-cell>
          <table:table-cell office:value-type="float" office:value="77.699757" calcext:value-type="float">
            <text:p>77.69975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os India <text:s/>pvt lt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133 ground <text:s/>flo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palan millennium t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road brook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re 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1055" calcext:value-type="float">
            <text:p>12.9511055</text:p>
          </table:table-cell>
          <table:table-cell office:value-type="float" office:value="77.699757" calcext:value-type="float">
            <text:p>77.69975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/2b aecs layout,sashi rekha reddy pg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94137" calcext:value-type="float">
            <text:p>12.9394137</text:p>
          </table:table-cell>
          <table:table-cell office:value-type="float" office:value="77.6952031" calcext:value-type="float">
            <text:p>77.6952031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2, Oasis Breeze, 6th Main, D Block, AECS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1778" calcext:value-type="float">
            <text:p>12.931778</text:p>
          </table:table-cell>
          <table:table-cell office:value-type="float" office:value="77.687326" calcext:value-type="float">
            <text:p>77.687326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2, Oasis Breeze, 6th Main, D Block, AECS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46526" calcext:value-type="float">
            <text:p>12.9546526</text:p>
          </table:table-cell>
          <table:table-cell office:value-type="float" office:value="77.6926644" calcext:value-type="float">
            <text:p>77.6926644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L TECHNOLOGIES INDIA PRIVATE LIMITED, Building No 4.Block A, 7th Floor, Thomson Reuters Building, YEMALUR Main Road, Off Old Airport Road, 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0637" calcext:value-type="float">
            <text:p>12.9560637</text:p>
          </table:table-cell>
          <table:table-cell office:value-type="float" office:value="77.6937461" calcext:value-type="float">
            <text:p>77.6937461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 Reuters, divyashree tecnopolis, HAL airport road.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 Reuters, divyashree tecnopolis, HAL airport road.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Pvt. Ltd.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 C, Divyashree Technopolis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ey no. 123 &amp; 132/2, Yemlu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 old airport road , Bangalore, Yemlur</text:p>
          </table:table-cell>
          <table:table-cell office:value-type="string" calcext:value-type="string">
            <text:p>yem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09474" calcext:value-type="float">
            <text:p>12.9509474</text:p>
          </table:table-cell>
          <table:table-cell office:value-type="float" office:value="77.6942315" calcext:value-type="float">
            <text:p>77.6942315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dmark group, 77 town center, old airport road, yemlur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6109" calcext:value-type="float">
            <text:p>12.9516109</text:p>
          </table:table-cell>
          <table:table-cell office:value-type="float" office:value="77.6947303" calcext:value-type="float">
            <text:p>77.6947303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No 132/133, Divyashree Techno Polis, Yamalur Main Road, Yemlur, Bangalore - 560037, Off Hal Airport Road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-125 Divyashree, Off old Airport Road, Technopolis CGI-India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90757" calcext:value-type="float">
            <text:p>12.9490757</text:p>
          </table:table-cell>
          <table:table-cell office:value-type="float" office:value="77.6877686" calcext:value-type="float">
            <text:p>77.6877686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 Reuters, divyashree tecnopolis, HAL airport road.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26886" calcext:value-type="float">
            <text:p>12.9326886</text:p>
          </table:table-cell>
          <table:table-cell office:value-type="float" office:value="77.6880384" calcext:value-type="float">
            <text:p>77.688038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vvyasree Technopolis ,Kodbisanahalli, yemlur</text:p>
          </table:table-cell>
          <table:table-cell office:value-type="string" calcext:value-type="string">
            <text:p>yem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94024" calcext:value-type="float">
            <text:p>12.9394024</text:p>
          </table:table-cell>
          <table:table-cell office:value-type="float" office:value="77.69529" calcext:value-type="float">
            <text:p>77.69529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India Pvt. Lt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Campus, Divyasree Technopo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malur, Off old airport road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76143" calcext:value-type="float">
            <text:p>12.9276143</text:p>
          </table:table-cell>
          <table:table-cell office:value-type="float" office:value="77.684992" calcext:value-type="float">
            <text:p>77.684992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,125 off old airport road Divaysree technopolis, yemulr,CGI office,Bangalore 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26886" calcext:value-type="float">
            <text:p>12.9326886</text:p>
          </table:table-cell>
          <table:table-cell office:value-type="float" office:value="77.6880384" calcext:value-type="float">
            <text:p>77.688038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4/125, CGI, divyashree technopolis, yemlur <text:s/>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73756" calcext:value-type="float">
            <text:p>12.9273756</text:p>
          </table:table-cell>
          <table:table-cell office:value-type="float" office:value="77.6792764" calcext:value-type="float">
            <text:p>77.6792764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 Group near landmark group 124-125 yemlur old airport road, Bangalore Karnatak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57633" calcext:value-type="float">
            <text:p>12.9257633</text:p>
          </table:table-cell>
          <table:table-cell office:value-type="float" office:value="77.6762819" calcext:value-type="float">
            <text:p>77.6762819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th Floor, 77 town centre, Yemalu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 Old Airport Road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8926" calcext:value-type="float">
            <text:p>12.9568926</text:p>
          </table:table-cell>
          <table:table-cell office:value-type="float" office:value="77.6865129" calcext:value-type="float">
            <text:p>77.6865129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 Information Systems and Management Consultants Pvt Limited, Yemalur Main Road, Yemalur, Bengaluru, Karnataka, India, Bangalore Urban, Karnataka - 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15941" calcext:value-type="float">
            <text:p>12.9515941</text:p>
          </table:table-cell>
          <table:table-cell office:value-type="float" office:value="77.6996049" calcext:value-type="float">
            <text:p>77.6996049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ban Ladder, 4th floor, West W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 to Chai Point, Divyasree Technopolis, Yemalur Main Road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8" calcext:value-type="float">
            <text:p>560038</text:p>
          </table:table-cell>
          <table:table-cell office:value-type="float" office:value="12.9171392" calcext:value-type="float">
            <text:p>12.9171392</text:p>
          </table:table-cell>
          <table:table-cell office:value-type="float" office:value="77.5241471" calcext:value-type="float">
            <text:p>77.5241471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India Pvt. Ltd, -New Buil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yasree Technopolis,off Yemalur main road, Near CGI offi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Yemalur near marathalli junction</text:p>
          </table:table-cell>
          <table:table-cell office:value-type="string" calcext:value-type="string">
            <text:p>yemalur near marathalli junction</text:p>
          </table:table-cell>
          <table:table-cell office:value-type="string" calcext:value-type="string">
            <text:p>bangalore</text:p>
          </table:table-cell>
          <table:table-cell office:value-type="float" office:value="560025" calcext:value-type="float">
            <text:p>560025</text:p>
          </table:table-cell>
          <table:table-cell office:value-type="float" office:value="12.9171392" calcext:value-type="float">
            <text:p>12.9171392</text:p>
          </table:table-cell>
          <table:table-cell office:value-type="float" office:value="77.5241471" calcext:value-type="float">
            <text:p>77.5241471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 Reuters, Divyasree Technopolis 36/2 <text:s/>124, yamlur village, varthur hobli, off hal airport road, Bangalore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171392" calcext:value-type="float">
            <text:p>12.9171392</text:p>
          </table:table-cell>
          <table:table-cell office:value-type="float" office:value="77.5241471" calcext:value-type="float">
            <text:p>77.5241471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dmark Online India Pvt Ltd. 77 town centre east wing 5th floor yemlur post off HAL 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76224" calcext:value-type="float">
            <text:p>12.9276224</text:p>
          </table:table-cell>
          <table:table-cell office:value-type="float" office:value="77.6273006" calcext:value-type="float">
            <text:p>77.6273006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vyashree technopolis,thomson reuters, yamalur village, varthur hobli</text:p>
          </table:table-cell>
          <table:table-cell office:value-type="string" calcext:value-type="string">
            <text:p>varthur hobli</text:p>
          </table:table-cell>
          <table:table-cell office:value-type="string" calcext:value-type="string">
            <text:p>bangalore</text:p>
          </table:table-cell>
          <table:table-cell office:value-type="float" office:value="560076" calcext:value-type="float">
            <text:p>560076</text:p>
          </table:table-cell>
          <table:table-cell office:value-type="float" office:value="12.9140806" calcext:value-type="float">
            <text:p>12.9140806</text:p>
          </table:table-cell>
          <table:table-cell office:value-type="float" office:value="77.6099525" calcext:value-type="float">
            <text:p>77.6099525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son Reutersground floor Divyasree Technopolis 36/2 124 Yamalur Village Varthur HobliOff HAL Airport Road BANGALORE KARNATAKA 560037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mal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Yamalur Bangalore Karnataka</text:p>
          </table:table-cell>
          <table:table-cell office:value-type="string" calcext:value-type="string">
            <text:p>yamalur bangalore karnatak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21267" calcext:value-type="float">
            <text:p>12.9221267</text:p>
          </table:table-cell>
          <table:table-cell office:value-type="float" office:value="77.6201287" calcext:value-type="float">
            <text:p>77.620128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India Pvt. Ltd., Block "C", Divyasree Technopoli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 Survey No - 123 , 132/2, Yemlur Post, Yemlur, Off Old Airport Road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21267" calcext:value-type="float">
            <text:p>12.9221267</text:p>
          </table:table-cell>
          <table:table-cell office:value-type="float" office:value="77.6201287" calcext:value-type="float">
            <text:p>77.620128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India Pvt Ltd &amp;#xa;Deloitte NEW OFFICE&amp;#xa;Divyasree Technopolis &amp;#xa;Survey No. 123 &amp;amp; 132&amp;#x2f;2,&amp;#xa; Yemalur Post &amp;#xa;Off HAL Airport Road &amp;#xa;, Yamlur </text:p>
          </table:table-cell>
          <table:table-cell office:value-type="string" calcext:value-type="string">
            <text:p>yamlu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21267" calcext:value-type="float">
            <text:p>12.9221267</text:p>
          </table:table-cell>
          <table:table-cell office:value-type="float" office:value="77.6201287" calcext:value-type="float">
            <text:p>77.620128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Consulting India Pvt Ltd &amp;#xa;Deloitte NEW OFFICE&amp;#xa;Divyasree Technopolis &amp;#xa;Survey No. 123 &amp;amp; 132&amp;#x2f;2,&amp;#xa; Yemalur Post &amp;#xa;Off HAL Airport Road &amp;#xa;, Yamlur </text:p>
          </table:table-cell>
          <table:table-cell office:value-type="string" calcext:value-type="string">
            <text:p>yamlu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21267" calcext:value-type="float">
            <text:p>12.9221267</text:p>
          </table:table-cell>
          <table:table-cell office:value-type="float" office:value="77.6201287" calcext:value-type="float">
            <text:p>77.620128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festyle Internatiinal pvt ltd,4th floor,77Town Center, Building No. 3,West wing,Off HAL Airport road,YamaluR, Off HAL Airport road, Yamalur</text:p>
          </table:table-cell>
          <table:table-cell office:value-type="string" calcext:value-type="string">
            <text:p>off hal airport road, ya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21267" calcext:value-type="float">
            <text:p>12.9221267</text:p>
          </table:table-cell>
          <table:table-cell office:value-type="float" office:value="77.6201287" calcext:value-type="float">
            <text:p>77.620128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 Group near landmark group 124-125 yemlur old airport road, Bangalore Karnatak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174599" calcext:value-type="float">
            <text:p>12.9174599</text:p>
          </table:table-cell>
          <table:table-cell office:value-type="float" office:value="77.6375347" calcext:value-type="float">
            <text:p>77.637534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dmark Group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7 Town wing off Old Airport Road, Yemlur P.O, Bangalore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159007" calcext:value-type="float">
            <text:p>12.9159007</text:p>
          </table:table-cell>
          <table:table-cell office:value-type="float" office:value="77.6195889" calcext:value-type="float">
            <text:p>77.6195889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i,technoplice ,yemlure ,pin-560037,bangalore,karnataka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159007" calcext:value-type="float">
            <text:p>12.9159007</text:p>
          </table:table-cell>
          <table:table-cell office:value-type="float" office:value="77.6195889" calcext:value-type="float">
            <text:p>77.6195889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37,3rd cross11,shirdi sai nagar,sai baba temple road,munnekolal,Bangalor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5911" calcext:value-type="float">
            <text:p>12.945911</text:p>
          </table:table-cell>
          <table:table-cell office:value-type="float" office:value="77.649195" calcext:value-type="float">
            <text:p>77.64919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ya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erasandara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 city phase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Electronic city phase 4</text:p>
          </table:table-cell>
          <table:table-cell office:value-type="string" calcext:value-type="string">
            <text:p>electronic city phase </text:p>
          </table:table-cell>
          <table:table-cell office:value-type="string" calcext:value-type="string">
            <text:p>bangalore</text:p>
          </table:table-cell>
          <table:table-cell office:value-type="float" office:value="560100" calcext:value-type="float">
            <text:p>560100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ya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erasandara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 city phase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Electronic city phase 4</text:p>
          </table:table-cell>
          <table:table-cell office:value-type="string" calcext:value-type="string">
            <text:p>electronic city phase </text:p>
          </table:table-cell>
          <table:table-cell office:value-type="string" calcext:value-type="string">
            <text:p>bangalore</text:p>
          </table:table-cell>
          <table:table-cell office:value-type="float" office:value="560100" calcext:value-type="float">
            <text:p>560100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 Ravoos Pancy apartment, sai baba main road, near sai baba temple, munnekola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07547" calcext:value-type="float">
            <text:p>12.9207547</text:p>
          </table:table-cell>
          <table:table-cell office:value-type="float" office:value="77.6653144" calcext:value-type="float">
            <text:p>77.6653144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P Residency, Flat No. 208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, Green Garden Layout,, Near Kundalahalli Gate</text:p>
          </table:table-cell>
          <table:table-cell office:value-type="string" calcext:value-type="string">
            <text:p>near 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P Residency, Flat No. 208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, Green Garden Layout,, Near Kundalahalli Gate</text:p>
          </table:table-cell>
          <table:table-cell office:value-type="string" calcext:value-type="string">
            <text:p>near 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: 403 S2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style Pg for ladies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 luminous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radi sai nagar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7, shirdi sai nagar, 3rd cross11 street, munnekollal, Bangalore north, Marathalli post, munnekollal</text:p>
          </table:table-cell>
          <table:table-cell office:value-type="string" calcext:value-type="string">
            <text:p>munnekollal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4493" calcext:value-type="float">
            <text:p>12.924493</text:p>
          </table:table-cell>
          <table:table-cell office:value-type="float" office:value="77.6702705" calcext:value-type="float">
            <text:p>77.6702705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3, Sri Lakshmi Residency, 15th cross11 Straight,Green Garden Layout , Munekolala, Backside Apollo Pharmac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152639" calcext:value-type="float">
            <text:p>12.9152639</text:p>
          </table:table-cell>
          <table:table-cell office:value-type="float" office:value="77.6651771" calcext:value-type="float">
            <text:p>77.6651771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F-1, 3rd floo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 Sai Suraj Building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7th cross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ai Baba Temple, Marathalli ,Munekollala</text:p>
          </table:table-cell>
          <table:table-cell office:value-type="string" calcext:value-type="string">
            <text:p>marathalli ,munekol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enkateshwara PG,#5/1,1st cross11,Near Family Mall,Shirdi Sai Nagar Road,Kundalahalli Gat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07547" calcext:value-type="float">
            <text:p>12.9207547</text:p>
          </table:table-cell>
          <table:table-cell office:value-type="float" office:value="77.6653144" calcext:value-type="float">
            <text:p>77.665314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502, 4th floor, 3rd cross11 , sai baba temple road , kundalhalli gate , bangalore, Kundalhalli</text:p>
          </table:table-cell>
          <table:table-cell office:value-type="string" calcext:value-type="string">
            <text:p>kundal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02 , Pavani Oakridge , Shirdi Sai Layout ,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dmark - Near Church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02 , Pavani Oakridge , Shirdi Sai Layout ,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dmark - Near Church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.v.sky view aprt,flat no 102,2nd cross11,green garden layout,kundanhalli,Sai templ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--37, 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02, Parkview Apartment, Green Garden Layout, Sai Temple Road, Opposite tk Sarovar Apartmen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337037" calcext:value-type="float">
            <text:p>12.9337037</text:p>
          </table:table-cell>
          <table:table-cell office:value-type="float" office:value="77.6622027" calcext:value-type="float">
            <text:p>77.66220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 Nilayam P.G( Room no -5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Green Garden Layout, Shiridi Sai Nagar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Family M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gate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207547" calcext:value-type="float">
            <text:p>12.9207547</text:p>
          </table:table-cell>
          <table:table-cell office:value-type="float" office:value="77.6653144" calcext:value-type="float">
            <text:p>77.6653144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7 Samhita Amrit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rdi Sai Nagar , Near Shirdi sai baba te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 Near Kundalahalli gate </text:p>
          </table:table-cell>
          <table:table-cell office:value-type="string" calcext:value-type="string">
            <text:p>near kundalahalli gat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235985" calcext:value-type="float">
            <text:p>13.0235985</text:p>
          </table:table-cell>
          <table:table-cell office:value-type="float" office:value="77.556382" calcext:value-type="float">
            <text:p>77.556382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7 Samhita Amrit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rdi Sai Nagar , Near Shirdi sai baba te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 Near Kundalahalli gate </text:p>
          </table:table-cell>
          <table:table-cell office:value-type="string" calcext:value-type="string">
            <text:p>near kundalahalli gat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043957" calcext:value-type="float">
            <text:p>13.0043957</text:p>
          </table:table-cell>
          <table:table-cell office:value-type="float" office:value="77.5661212" calcext:value-type="float">
            <text:p>77.5661212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7 Samhita Amrit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rdi Sai Nagar , Near Shirdi sai baba te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 Near Kundalahalli gate </text:p>
          </table:table-cell>
          <table:table-cell office:value-type="string" calcext:value-type="string">
            <text:p>near kundalahalli gat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83671" calcext:value-type="float">
            <text:p>12.9983671</text:p>
          </table:table-cell>
          <table:table-cell office:value-type="float" office:value="77.5718858" calcext:value-type="float">
            <text:p>77.5718858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7 Samhita Amrit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rdi Sai Nagar , Near Shirdi sai baba te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 Near Kundalahalli gate </text:p>
          </table:table-cell>
          <table:table-cell office:value-type="string" calcext:value-type="string">
            <text:p>near kundalahalli gat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043957" calcext:value-type="float">
            <text:p>13.0043957</text:p>
          </table:table-cell>
          <table:table-cell office:value-type="float" office:value="77.5661212" calcext:value-type="float">
            <text:p>77.5661212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3 SREENIVASA REDDY BUILDING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IVA TEMPL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VILLA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PL MAIN ROAD , BROKE FIEL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043957" calcext:value-type="float">
            <text:p>13.0043957</text:p>
          </table:table-cell>
          <table:table-cell office:value-type="float" office:value="77.5661212" calcext:value-type="float">
            <text:p>77.5661212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3 SREENIVASA REDDY BUILDING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IVA TEMPL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VILLA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PL MAIN ROAD , BROKE FIEL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8384383" calcext:value-type="float">
            <text:p>12.8384383</text:p>
          </table:table-cell>
          <table:table-cell office:value-type="float" office:value="77.6649765" calcext:value-type="float">
            <text:p>77.6649765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408, Vijetha Apartments, Opp Cosmos mall, ITPL Main Roa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8384383" calcext:value-type="float">
            <text:p>12.8384383</text:p>
          </table:table-cell>
          <table:table-cell office:value-type="float" office:value="77.6649765" calcext:value-type="float">
            <text:p>77.6649765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408, Vijetha Apartments, Opp Cosmos mall, ITPL Main Roa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8895382" calcext:value-type="float">
            <text:p>12.8895382</text:p>
          </table:table-cell>
          <table:table-cell office:value-type="float" office:value="77.639426" calcext:value-type="float">
            <text:p>77.63942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402, MS Ramaiah Silicon Fields appartment, ITPL main road, Brookefields,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8828205" calcext:value-type="float">
            <text:p>12.8828205</text:p>
          </table:table-cell>
          <table:table-cell office:value-type="float" office:value="77.6390377" calcext:value-type="float">
            <text:p>77.639037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W site office, Kundanahalli, Brookfield, near bhadra apartments, bangalore-37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8819923" calcext:value-type="float">
            <text:p>12.8819923</text:p>
          </table:table-cell>
          <table:table-cell office:value-type="float" office:value="77.6059038" calcext:value-type="float">
            <text:p>77.6059038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balaji pg, site no 1920 , opposite usha kiran apartment , bank of baroda road, kundanhalli, Kundanhalli</text:p>
          </table:table-cell>
          <table:table-cell office:value-type="string" calcext:value-type="string">
            <text:p>kundan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523346" calcext:value-type="float">
            <text:p>13.0523346</text:p>
          </table:table-cell>
          <table:table-cell office:value-type="float" office:value="77.63647" calcext:value-type="float">
            <text:p>77.6364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balaji pg, site no 1920 , opposite usha kiran apartment , bank of baroda road, kundanhalli, Kundanhalli</text:p>
          </table:table-cell>
          <table:table-cell office:value-type="string" calcext:value-type="string">
            <text:p>kundan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523346" calcext:value-type="float">
            <text:p>13.0523346</text:p>
          </table:table-cell>
          <table:table-cell office:value-type="float" office:value="77.63647" calcext:value-type="float">
            <text:p>77.6364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sai balaji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 cofee da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pl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okfield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523346" calcext:value-type="float">
            <text:p>13.0523346</text:p>
          </table:table-cell>
          <table:table-cell office:value-type="float" office:value="77.63647" calcext:value-type="float">
            <text:p>77.6364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26/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V RAMA REDDY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MAIN, 3RD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s layout.,brookefiel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523346" calcext:value-type="float">
            <text:p>13.0523346</text:p>
          </table:table-cell>
          <table:table-cell office:value-type="float" office:value="77.63647" calcext:value-type="float">
            <text:p>77.6364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605, Spring Beauty Apartments, ITPL Main Road, Near Cosmos Mall, Brookfields,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3.0523346" calcext:value-type="float">
            <text:p>13.0523346</text:p>
          </table:table-cell>
          <table:table-cell office:value-type="float" office:value="77.63647" calcext:value-type="float">
            <text:p>77.6364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605, Spring Beauty Apartments, ITPL Main Road, Near Cosmos Mall, Brookfields,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904, Spring beauty apartment, aecs layout, Near CMRIT college, Kundanhalli</text:p>
          </table:table-cell>
          <table:table-cell office:value-type="string" calcext:value-type="string">
            <text:p>kundan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904, Spring beauty apartment, aecs layout, Near CMRIT college, Kundanhalli</text:p>
          </table:table-cell>
          <table:table-cell office:value-type="string" calcext:value-type="string">
            <text:p>kundan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108 B, knightsbridge apartment ,brookefield near CMRIT, ITPL main road, Brookfield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108 B, knightsbridge apartment ,brookefield near CMRIT, ITPL main road, Brookfield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2 sterling shalom apar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colony,ITPL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2 sterling shalom apar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ahalli colony,ITPL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205, sterling Shalom Apar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danhalli Colon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2 flat no.19, vasantha vihar apt near CSI church chinnappanahalli mahadevpura post bangalore 37, Karthiknagar</text:p>
          </table:table-cell>
          <table:table-cell office:value-type="string" calcext:value-type="string">
            <text:p>karthik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&amp;#x23; 201, krishna vihar building, 8th cross11 chinnappanahalli bangalorr, Chinnappanahalli</text:p>
          </table:table-cell>
          <table:table-cell office:value-type="string" calcext:value-type="string">
            <text:p>chinnapp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khsmi ganapathi pg <text:s text:c="32"/>#03,neelama layout,fern city road,opp.of total mal,near sejal motor <text:s text:c="15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enak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am paradise flat no 303 4th floor 1st c cross11 6th main chinnapahalli ,doddanakundi new extension ,near kids pathshala, Near sri nivas appartment</text:p>
          </table:table-cell>
          <table:table-cell office:value-type="string" calcext:value-type="string">
            <text:p>near sri nivas appartmen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1 - 208 Alpine Eco Apartment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undi</text:p>
          </table:table-cell>
          <table:table-cell office:value-type="string" calcext:value-type="string">
            <text:p>doddane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-014 The Greens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outer ring road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2 flat no.19, vasantha vihar apt near CSI church chinnappanahalli mahadevpura post bangalore 37, Karthiknagar</text:p>
          </table:table-cell>
          <table:table-cell office:value-type="string" calcext:value-type="string">
            <text:p>karthik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th cross11,sri sai nilayam,chinnapanahalli,560037,marthahalli,bangalore,karnataka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kshmi ganapat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3 neelamma layout,opp.Total mal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shee Solitaire Appt, Flat No#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napanahalli, 4th Main , 1st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 Po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d Mark : Beside Purva Fountain squar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shee Solitaire Appt, Flat No#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napanahalli, 4th Main , 1st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 Po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d Mark : Beside Purva Fountain squar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th c cross11, house no 20, 3rd floor , 3rd house , cinnapannahalli, near omm shakti temple, chinapannahalli</text:p>
          </table:table-cell>
          <table:table-cell office:value-type="string" calcext:value-type="string">
            <text:p>chinapan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05,C-Block,Alpine Eco Apartments, Doddanekundi ,Marathalli Outer Ring Road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05,C-Block,Alpine Eco Apartments, Doddanekundi ,Marathalli Outer Ring Road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H/403 <text:s/>, Bren Avalon Apartmen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big basket warehou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, Doddanakundi</text:p>
          </table:table-cell>
          <table:table-cell office:value-type="string" calcext:value-type="string">
            <text:p>doddanakundi</text:p>
          </table:table-cell>
          <table:table-cell office:value-type="string" calcext:value-type="string">
            <text:p>bangalore</text:p>
          </table:table-cell>
          <table:table-cell office:value-type="float" office:value="560034" calcext:value-type="float">
            <text:p>560034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ine eco appartments ,flat F1-204 ,doddane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 904 Alpine Eco Apartments, Alpine Avenue, Doddenakundi ,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8/1,7cross11,chinappanahali mainroad,marthalipost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3, 1st A cross11, Chinnapannahalli main road, marathahalli, bangalore <text:s/>5600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303, krishna vihar apartment, 8th main, vnayak layout, dodanikundi extension, marathalli, banglore.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H/403 <text:s/>, Bren Avalon Apartmen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big basket warehou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, Doddanakundi</text:p>
          </table:table-cell>
          <table:table-cell office:value-type="string" calcext:value-type="string">
            <text:p>doddanakundi</text:p>
          </table:table-cell>
          <table:table-cell office:value-type="string" calcext:value-type="string">
            <text:p>bangalore</text:p>
          </table:table-cell>
          <table:table-cell office:value-type="float" office:value="560034" calcext:value-type="float">
            <text:p>560034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H/403 <text:s/>, Bren Avalon Apartmen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big basket warehou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, Doddanakundi</text:p>
          </table:table-cell>
          <table:table-cell office:value-type="string" calcext:value-type="string">
            <text:p>doddanakundi</text:p>
          </table:table-cell>
          <table:table-cell office:value-type="string" calcext:value-type="string">
            <text:p>bangalore</text:p>
          </table:table-cell>
          <table:table-cell office:value-type="float" office:value="560034" calcext:value-type="float">
            <text:p>560034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404.Alpine ECo.Doddanakundi. Near outer ring road., Doddanakundi</text:p>
          </table:table-cell>
          <table:table-cell office:value-type="string" calcext:value-type="string">
            <text:p>doddana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 606 Purva Fountain square11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 606 Purva Fountain square11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38B,SLV nilaya, 9th main 2nd cross11, Manjunath layout,Munnekolala,Near ayodhya baker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vani Fortune , Flat no: G03 ,Gulmohar Enclav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lhalli gat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Golconda chimney Restauran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R Tech park, Myntr Designs Pvt. Ltd., B block, 7th mile, Krishna Reddy Industrial Area, Kudlu Gate, Off Hosur Road, Bangalore - 560068, Kudlu Gate</text:p>
          </table:table-cell>
          <table:table-cell office:value-type="string" calcext:value-type="string">
            <text:p>kudlu gate</text:p>
          </table:table-cell>
          <table:table-cell office:value-type="string" calcext:value-type="string">
            <text:p>bangalore</text:p>
          </table:table-cell>
          <table:table-cell office:value-type="float" office:value="560068" calcext:value-type="float">
            <text:p>560068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 703 Purvankara Fountain Sq, Vartur Road , Besides Rly overbridg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5, Bharat Silver Spring Apartment, Silver Spring Layout, near Yashomati hospital, Munnekolala </text:p>
          </table:table-cell>
          <table:table-cell office:value-type="string" calcext:value-type="string">
            <text:p>munnekolala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va Riviera RF B 608 Marathalli bridge , Marathalli</text:p>
          </table:table-cell>
          <table:table-cell office:value-type="string" calcext:value-type="string">
            <text:p>marat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GB 311, Purva Riveria, Spice Garden, Varthur Road, Marathahalli,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ACLE India 5th Floor - Valence, Prestige Technology Park - III, Marathahalli Ring Road, 560103 Bangalore, Karnataka, Marathalli ORR</text:p>
          </table:table-cell>
          <table:table-cell office:value-type="string" calcext:value-type="string">
            <text:p>marathalli orr</text:p>
          </table:table-cell>
          <table:table-cell office:value-type="string" calcext:value-type="string">
            <text:p>bangalore</text:p>
          </table:table-cell>
          <table:table-cell office:value-type="float" office:value="560103" calcext:value-type="float">
            <text:p>560103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901, Purva Fountain square11, Near spice garden layout bus stop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6,aadhi apartment, silver spring layout, munnekolal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03, Rohan Vasantha, varthur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1 B, sai Dwarakamayi, 3rd floor, 2nd cross11, ISRO layout, Munnekolala, Marathahalli, land <text:s/>mark Amrutha baker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1 B, sai Dwarakamayi, 3rd floor, 2nd cross11, ISRO layout, Munnekolala, Marathahalli, land <text:s/>mark Amrutha baker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1, shikharam appartment , spice garden bus stop,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T -3-13 , paramount raghavendra Arisht appt. next to star1 bazar , kundanhalli , near yadhmoti hospital , bangalore -560037, kundallhalli</text:p>
          </table:table-cell>
          <table:table-cell office:value-type="string" calcext:value-type="string">
            <text:p>kundall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<text:s/>No 9, 5A cross11, Rajashree Layout, Marathahalli ,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xm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xm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-1001 ROHAN VASANTHA Apartments, Varthur road, Marathahalli, Bangalore-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xm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xm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4, Pujitha Tulip, Victorian Meadows, Behind Yashomati Hospital, Varthur Road, Munnekolala</text:p>
          </table:table-cell>
          <table:table-cell office:value-type="string" calcext:value-type="string">
            <text:p>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23, Pearl Residency, Munnekolala, Near spice garden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4, Shri Lakshmi, 5th cross11, Lakshmi Layout, Munnekolal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p floor,No-112, Kno-28/49/1, 7th cross11, Manjunath Layout, Munekolalla, Marahthalli.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 302, Akshaya Nilayam 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ot No - 33 , 2nd cross11 , Venkateshwara Layout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Amrita Bakery , Munekolal , Marahthalli , munekolal</text:p>
          </table:table-cell>
          <table:table-cell office:value-type="string" calcext:value-type="string">
            <text:p>munekolal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8B 1st Main Vara Lakshmipathi Enclave Muneshwara layout Munekolal Marathahalli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va apartment flatno b6 <text:s/>behind bismillah mutton shop near munnekollal govt high schoo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unnekolala</text:p>
          </table:table-cell>
          <table:table-cell office:value-type="string" calcext:value-type="string">
            <text:p>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1 B, sai Dwarakamayi, 3rd floor, 2nd cross11, ISRO layout, Munnekolala, Marathahalli, land <text:s/>mark Amrutha baker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601, ROHAN VASANTHA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THUR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/603, Purva fountain square11, near marathahalli bridge. <text:s/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/603, Purva fountain square11, near marathahalli bridge. <text:s/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va Riveira, RGB-510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-604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va Fountain square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thur Road, Near Marathahalli Brid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-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No. 09663564411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/A,1st cross11,rajashri layout,munnekolala,marathahli.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 606 Purva Fountain square11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xm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901, Purva Fountain square11, Near spice garden layout bus stop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901, Purva Fountain square11, Near spice garden layout bus stop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 502,purva fountain square11, marathahalli, varthur road, , Bangalore </text:p>
          </table:table-cell>
          <table:table-cell office:value-type="string" calcext:value-type="string">
            <text:p>bangalor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-3-2 Paramount Raghavendra Arisht, kundalhalli Gate, Next to Bagheecha Restaurant, kundalhalli</text:p>
          </table:table-cell>
          <table:table-cell office:value-type="string" calcext:value-type="string">
            <text:p>kundal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Ganesh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Village Hyper Marke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e Garden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Purvankara Appartments and Marathalli Brid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,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, Jeevan Sai Meadows, 13 th cross11, Manjunatha Layout Main Road, Munnekollal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Little Elly Schoo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b layout, marathall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Nest bakery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-5 ,Opp to SGR DENTAL COLLEGE,PAPAYA GARDEN,MUNNEKO LALA ,MARATHAHALLI,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-F3, Sai Leela Nilayam, 182, CKB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Bangalo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site to Nest Bakery, H.No-F3, Sai Leela Nilayam, 182, CKB Layout</text:p>
          </table:table-cell>
          <table:table-cell office:value-type="string" calcext:value-type="string">
            <text:p>hnof, sai leela nilayam, , ckb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ir kum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Floor,House no 145,opposite 140, CKB Layout Munnekol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rection Left from Nest Bakery and then first lef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ptagiri pg, room no- 201, munecolala , bangalore, karnatak, Munecolala</text:p>
          </table:table-cell>
          <table:table-cell office:value-type="string" calcext:value-type="string">
            <text:p>munec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shikala building, site no 4 , flat 002, matrix layout, opp. Rk bakery, sgr dental college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uda resid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99/1 ckb layou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ekolala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9 4 cross11 Thertha pg veerappa reddy layout sgr dental college road, near to axis bank atm munnekolala marathalli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G3, SRJ Residency, PR Layout, Munnekolala Extension, Munnekolala extension</text:p>
          </table:table-cell>
          <table:table-cell office:value-type="string" calcext:value-type="string">
            <text:p>munnekolala extension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5/1,Ayyappa Layout, Munnekollala, Marathahalli. <text:s text:c="2"/>landmark. Near A1 bazar., munnekolalla,Marathahalli</text:p>
          </table:table-cell>
          <table:table-cell office:value-type="string" calcext:value-type="string">
            <text:p>munnekolalla,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#12,vinayak layout, shri chaitanya school road, Munnekolala,marathalli,bangalore, munekollala</text:p>
          </table:table-cell>
          <table:table-cell office:value-type="string" calcext:value-type="string">
            <text:p>munekol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junath reddy, 10th cross11, Bhubaneswari layout, Munnekolal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303 Radha Krishna Niwas Dental College Road, Marathahalli munnekolala</text:p>
          </table:table-cell>
          <table:table-cell office:value-type="string" calcext:value-type="string">
            <text:p>marathahalli 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#12,vinayak layout, shri chaitanya school road, Munnekolala,marathalli,bangalore, munekollala</text:p>
          </table:table-cell>
          <table:table-cell office:value-type="string" calcext:value-type="string">
            <text:p>munekol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sailakshmi PG, house no-49 ,Naina pastry, CKB layout, marathahali, bangalore, CKB Layout</text:p>
          </table:table-cell>
          <table:table-cell office:value-type="string" calcext:value-type="string">
            <text:p>ckb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ini pg,opposite high sky service appartment,balaji layout,2nd cross11,monekolal,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ini pg,opposite high sky service appartment,balaji layout,2nd cross11,monekolal,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 hills p.g for boys,#161,P.R LAYOUT, opp,GRAND BAKERY,munnekolala,marathahalli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17/1, room no- 502, virappareddy layout, 2nd cross11, sjr dental college road, 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junath reddy, 10th cross11, Bhubaneswari layout, Munnekolal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chin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0/3 sri sapthagiri 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er ring road 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 to innovative multiplex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6,saptagiri boys pg,balaji layout,infont of high sky appartment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6,saptagiri boys pg,balaji layout,infont of high sky appartment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 reddy old building, Shantiniketan layout 5 th cross1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renchin beauty parlor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R dental colleg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ikolala,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katadri ladies pg, sgr dental college road, behind ezone,, munnekollala, marathahalli, bangalore-5600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303 Radha Krishna Niwas Dental College Road, Marathahalli munnekolala</text:p>
          </table:table-cell>
          <table:table-cell office:value-type="string" calcext:value-type="string">
            <text:p>marathahalli 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304, building no 19, Lalli l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ekolala, sgr dental collage road,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hiba Global Commerce Solu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inix Pearl, #17/2, 7th B Main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Block, Koramang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Koramangala</text:p>
          </table:table-cell>
          <table:table-cell office:value-type="string" calcext:value-type="string">
            <text:p>koramangala</text:p>
          </table:table-cell>
          <table:table-cell office:value-type="string" calcext:value-type="string">
            <text:p>bangalore</text:p>
          </table:table-cell>
          <table:table-cell office:value-type="float" office:value="560034" calcext:value-type="float">
            <text:p>560034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dhuri pg boys hostel, ROOM NO 101, PLOT NO #164, PR LAYOUT, OPP GRAND BAKERY, MUNNEKOLALA, BANGALORE, KARNATAKA 560037, Munnekolala</text:p>
          </table:table-cell>
          <table:table-cell office:value-type="string" calcext:value-type="string">
            <text:p>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dhuri pg boys hostel, ROOM NO 101, PLOT NO #164, PR LAYOUT, OPP GRAND BAKERY, MUNNEKOLALA, BANGALORE, KARNATAKA 560037, Munnekolala</text:p>
          </table:table-cell>
          <table:table-cell office:value-type="string" calcext:value-type="string">
            <text:p>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adas Kitch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4/4, Boraswamy Reddy Buil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er ring road, near marthhalli brid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adas Kitch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4/4, Boraswamy Reddy Buil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er ring road, near marthhalli brid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li lane house no 29 near sgr dental collef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-7,saptagiri apartment, opposite aroma bakery, sgr dental college road, munnekolala., munnekolal</text:p>
          </table:table-cell>
          <table:table-cell office:value-type="string" calcext:value-type="string">
            <text:p>munnekolal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-7,saptagiri apartment, opposite aroma bakery, sgr dental college road, munnekolala., munnekolal</text:p>
          </table:table-cell>
          <table:table-cell office:value-type="string" calcext:value-type="string">
            <text:p>munnekolal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nd floor 63 <text:s/>3rd A cross11 PR Layout Marathahllalli Bangalore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ot no 16, 3rd floor, opposite to cool corner bakery, next to SGR DENTAL COLLEGE, Munnekollala, Marathahalli, Munnekolla</text:p>
          </table:table-cell>
          <table:table-cell office:value-type="string" calcext:value-type="string">
            <text:p>munnekol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Devi Pg,#9,near ORANGE tree pg,Vivekananda lay out opposite to home town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85, 3rd floor, 1st cross11, ayappa layout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aksha luxiry P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thi Nivas Building 4 and 5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nd cross11,Balaj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GR Dental colleg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al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, Bengalore</text:p>
          </table:table-cell>
          <table:table-cell office:value-type="string" calcext:value-type="string">
            <text:p>bengalor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#5,2nd Floor, Lords Enclave, 1st cross11, Ayyappa Layout, Near Munnekolala Bridge, Marathahalli, Bangalore-560037, Karnataka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ot no 16, 3rd floor, opposite to cool corner bakery, next to SGR DENTAL COLLEGE, Munnekollala, Marathahalli, Munnekolla</text:p>
          </table:table-cell>
          <table:table-cell office:value-type="string" calcext:value-type="string">
            <text:p>munnekol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 sai balaji pg 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ts shyam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tal colleg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nekollal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site to s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oma chu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-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taka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ha pg for lad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9/10 , vivekananda layout , munnekolala , opp.home town , marathahalli , bangalore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56, 4th floor, Flat No 402, Manjunath Layout, Munnekolala, SGR Dental College Road,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57, Sri Vinayaka Executive PG, 4th cross11, PR layout, munnekollal, 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vadeep Mohanty, 2nd Floor,50, 51,Manjunath Building,Opposite to Church,Dental College Road,Munekolala,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9 Solutions Pvt Limited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zanine Floor, Ferns Icon, Outer ring road,, Deddenakundi</text:p>
          </table:table-cell>
          <table:table-cell office:value-type="string" calcext:value-type="string">
            <text:p>deddena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. 20 karthik nivas prakash reddy layout near SBI Bank 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9, 2nd cross11 subbiah layout, Doddanekkund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BI bank (subbiah layout branch), Marathahalli Post</text:p>
          </table:table-cell>
          <table:table-cell office:value-type="string" calcext:value-type="string">
            <text:p>marathahalli pos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1 INNOVATIVE PE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MA COLLEGE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24 5th cross11 2nd A main nisarga lyt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24 5th cross11 2nd A main nisarga lyt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B108, S. No. 30, Innovative petal apartment, Behind Arena mall, near BMA college, 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rd cross11 3rd m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r no. 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No 9, 2nd fl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doddanekundi govt schoo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ushna nilayam #31 <text:s/>3rd B cross11 Guru Raja Layout , Doddanekundi, Bangalore - 560037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204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R Herita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. Bglr Mgmt Academy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, SLN Paradis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gathi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ekund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, SLN Paradis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gathi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ekund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 004, SLN Paradise, Praghti Layout, Doddanekundi, Near Total Mal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 102, Morish mill pond apartment.3rd B cross11, Gururaja Layout, <text:s/>Near to Raghavendra temple, Doddene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- 102, Morish mill pond apartment.3rd B cross11, Gururaja Layout, <text:s/>Near to Raghavendra temple, Doddene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-304,Akme Ballet Apt,Doddanekundi,OuterRing Rd,next to Total Mal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5, SLN Paradis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gathi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nekund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9, 2nd cross11 subbiah layout, Doddanekkund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BI bank (subbiah layout branch), Marathahalli Post</text:p>
          </table:table-cell>
          <table:table-cell office:value-type="string" calcext:value-type="string">
            <text:p>marathahalli pos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9, 2nd cross11 subbiah layout, Doddanekkund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SBI bank (subbiah layout branch), Marathahalli Post</text:p>
          </table:table-cell>
          <table:table-cell office:value-type="string" calcext:value-type="string">
            <text:p>marathahalli pos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d floor, H No 272, 1st Main, 5th cross11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natha Colony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Axis Bank ATM, Jakkasandra, Koramangala 1st Block</text:p>
          </table:table-cell>
          <table:table-cell office:value-type="string" calcext:value-type="string">
            <text:p>jakkasandra, koramangala st block</text:p>
          </table:table-cell>
          <table:table-cell office:value-type="string" calcext:value-type="string">
            <text:p>bangalore</text:p>
          </table:table-cell>
          <table:table-cell office:value-type="float" office:value="560034" calcext:value-type="float">
            <text:p>560034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-407, VRR Lakeview, Doddena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-407, VRR Lakeview, Doddena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318, sls sunny garden,wasa layout 5th main,karthik nagar, doddenakundi Bengaluru, Karnataka 560037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block, T-309, Nandi sunrise apartment, doddanekundi, Pragathi layout, Bangalore- 560037, Nandi Sunrise apartment, doddanekundi</text:p>
          </table:table-cell>
          <table:table-cell office:value-type="string" calcext:value-type="string">
            <text:p>nandi sunrise apartment, doddane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me Ballet, Akme Ballet Inner Rd, Chinappa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ck-B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T NO-901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01, <text:s/>Akme Ballet, off outer ring road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ushi Pg no.3043 17th cross11 pragathi layout bangalore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ushi Pg no.3043 17th cross11 pragathi layout bangalore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9 Solutions Pvt Limited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zanine Floor, Ferns Icon, Outer ring road,, Deddenakundi</text:p>
          </table:table-cell>
          <table:table-cell office:value-type="string" calcext:value-type="string">
            <text:p>deddena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02 Innovative Aquafront Apartment, Near Arena Mal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561 Sankrit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t cross11 kaver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innovative Multiplex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561 Sankrit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t cross11 kaveri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innovative Multiplex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. <text:s/>cli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 A.R. lohitaksh complex, behind chowdeshwary te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thya sai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t floor Room No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Maha lakshmi nilay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lasi theatre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ore 560037, Banglore</text:p>
          </table:table-cell>
          <table:table-cell office:value-type="string" calcext:value-type="string">
            <text:p>banglor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man international , salarpuria supreme , marathahalli,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111 , santosh nilaya , 2nd cross11 kaveri layout , behind park plaza hotel , marathalli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, marathalli</text:p>
          </table:table-cell>
          <table:table-cell office:value-type="string" calcext:value-type="string">
            <text:p>marat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315, Vanshee Eldorado apartment, 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404, sree emerald park, vasvani lane road, behind more mega store, marathahalli, bangalor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4,House no 807,3rd main ,tulasi theatr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deshwari layout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32558" calcext:value-type="float">
            <text:p>12.9632558</text:p>
          </table:table-cell>
          <table:table-cell office:value-type="float" office:value="77.614404" calcext:value-type="float">
            <text:p>77.614404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32558" calcext:value-type="float">
            <text:p>12.9632558</text:p>
          </table:table-cell>
          <table:table-cell office:value-type="float" office:value="77.614404" calcext:value-type="float">
            <text:p>77.614404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nivasam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er ring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ilding No. 360, Beside Akshaya Mallaya Hospi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to Woodland Show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BANGALOR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5 , 3rd floor,door no-301,kaveriappa residency, near kids global school, behind primary health care, marathahalli ,bangalore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/5 , 3rd floor,door no-301,kaveriappa residency, near kids global school, behind primary health care, marathahalli ,bangalore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-16,2nd cross11 , balaji layout, marathalli, bengaluru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.V JOHNSON BUILD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DESWARI TEMPLE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 MARKE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KIDS GLOBAL SCHOOL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5, 2nd floor, 2nd cross11 Balaji Layout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Park Plaza, Tulsi Theatr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lasi theatre road,10th cross11 sri sai nilayam pg,behind innovative multiplex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004,House No.13, Nanjudeswara building, 3rd cross11, manjunatha layout, marathahalli, bangalore-5600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.V JOHNSON BUILD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DESWARI TEMPLE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 MARKE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KIDS GLOBAL SCHOOL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-462,6Th Main,Tulasi Theater Road,Marathahalli,Bangalore,Karnataka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no 252 aswath nagar marathali near national academy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rb second floor mr kote plaza near kalamandir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3 /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th cross1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wathnaga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, Marathalli </text:p>
          </table:table-cell>
          <table:table-cell office:value-type="string" calcext:value-type="string">
            <text:p>marat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.9, Hemantha Nagar, Marathahalli, Behind Kala Mandir neha pg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.9, Hemantha Nagar, Marathahalli, Behind Kala Mandir neha pg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rb second floor mr kote plaza near kalamandir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. 108, Plot no. 18 and 19, Neha ladies p.g 2, hemanth nagar, back street of kalamandir, maratha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 482/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hotel maria cir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hp gas goo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Marthahalli</text:p>
          </table:table-cell>
          <table:table-cell office:value-type="string" calcext:value-type="string">
            <text:p>mar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t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nd nagar opp kalamandir, Marathalli</text:p>
          </table:table-cell>
          <table:table-cell office:value-type="string" calcext:value-type="string">
            <text:p>marat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1 hemanth nagar 2nd cross11 behind hindustan academy maratahalli bangalore 37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97" calcext:value-type="float">
            <text:p>56009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ot no 71,ohm pg ,4th cross11,near hindustan acedemy,blr 560037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Near Hindustan Acedemy</text:p>
          </table:table-cell>
          <table:table-cell office:value-type="string" calcext:value-type="string">
            <text:p>near hindustan acedem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2 swathi ladies pg, 2nd cross11 ashwath nagar. Near kalamandir, opposite . Marathalli bridge. Bangalore 560036., marathalli bridge </text:p>
          </table:table-cell>
          <table:table-cell office:value-type="string" calcext:value-type="string">
            <text:p>marathalli bridge </text:p>
          </table:table-cell>
          <table:table-cell office:value-type="string" calcext:value-type="string">
            <text:p>bangalore</text:p>
          </table:table-cell>
          <table:table-cell office:value-type="float" office:value="560036" calcext:value-type="float">
            <text:p>560036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 ram balaji ladies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th cross11 ashwathnagar, near kalamand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 hanuman temple,b/d-104, marathali bridg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technology pvt. Ltd,beside accenture , near to vydehi hospital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(56003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gemini , Divyashree techpark , whitefield , Bangalore -560037, Divyashree techpark , whitefield , Bangalore-560037</text:p>
          </table:table-cell>
          <table:table-cell office:value-type="string" calcext:value-type="string">
            <text:p>divyashree techpark , whitefield , bangalor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ay -VA Tech Ven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ma Tech Park, Delta Block, 3rd floor, Varthur Kodi, Whitefield, Bangalore, Varthur Kodi</text:p>
          </table:table-cell>
          <table:table-cell office:value-type="string" calcext:value-type="string">
            <text:p>varthur kodi</text:p>
          </table:table-cell>
          <table:table-cell office:value-type="string" calcext:value-type="string">
            <text:p>bangalore</text:p>
          </table:table-cell>
          <table:table-cell office:value-type="float" office:value="560055" calcext:value-type="float">
            <text:p>560055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PL, TCS Pioneer, TCS, white field, Bangalore., ITPL</text:p>
          </table:table-cell>
          <table:table-cell office:value-type="string" calcext:value-type="string">
            <text:p>itpl</text:p>
          </table:table-cell>
          <table:table-cell office:value-type="string" calcext:value-type="string">
            <text:p>bangalore</text:p>
          </table:table-cell>
          <table:table-cell office:value-type="float" office:value="560060" calcext:value-type="float">
            <text:p>560060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Technologies India pvt ltd,Divyasree techno park, <text:s/>Near EPIP industrial area, Kundanahalli village, Whitefield, Bangalore - 560 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edes Benz, Whitfield palms, plot 9-10, epip zone, phase 1, Whitefield road, Bangal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 - Near satya sai hospital, 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bangalore</text:p>
          </table:table-cell>
          <table:table-cell office:value-type="float" office:value="560071" calcext:value-type="float">
            <text:p>560071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gemini , Divyashree techpark , whitefield , Bangalore -560037, Divyashree techpark , whitefield , Bangalore-560037</text:p>
          </table:table-cell>
          <table:table-cell office:value-type="string" calcext:value-type="string">
            <text:p>divyashree techpark , whitefield , bangalor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edes Benz, Whitfield palms, plot 9-10, epip zone, phase 1, Whitefield road, Bangal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 - Near satya sai hospital, 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bangalore</text:p>
          </table:table-cell>
          <table:table-cell office:value-type="float" office:value="560071" calcext:value-type="float">
            <text:p>560071</text:p>
          </table:table-cell>
          <table:table-cell office:value-type="float" office:value="12.9715987" calcext:value-type="float">
            <text:p>12.9715987</text:p>
          </table:table-cell>
          <table:table-cell office:value-type="float" office:value="77.5945627" calcext:value-type="float">
            <text:p>77.594562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TECHNLOGIES INDIA PVT LT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yashree tech park, <text:s/>Near EPIP Industrial area, kundanahalli village, whitefield, Bangalore 560037, Whitefield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22615" calcext:value-type="float">
            <text:p>12.9822615</text:p>
          </table:table-cell>
          <table:table-cell office:value-type="float" office:value="77.6435896" calcext:value-type="float">
            <text:p>77.643589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 centre t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P INDUSTRIAL AREA, TATA Consultancy Services Unit 6, L Center, No. 78, 79 &amp; 83</text:p>
          </table:table-cell>
          <table:table-cell office:value-type="string" calcext:value-type="string">
            <text:p>tata consultancy services unit , l center, no , <text:s text:c="2"/></text:p>
          </table:table-cell>
          <table:table-cell office:value-type="string" calcext:value-type="string">
            <text:p>bangalore</text:p>
          </table:table-cell>
          <table:table-cell office:value-type="float" office:value="560071" calcext:value-type="float">
            <text:p>560071</text:p>
          </table:table-cell>
          <table:table-cell office:value-type="float" office:value="12.9786602" calcext:value-type="float">
            <text:p>12.9786602</text:p>
          </table:table-cell>
          <table:table-cell office:value-type="float" office:value="77.6355055" calcext:value-type="float">
            <text:p>77.6355055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awei Technologies,Divyasree Park SEZ, Kundalahalli, KR Puram Hobli, Whitefield, Bengaluru, Karnataka 560037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82712" calcext:value-type="float">
            <text:p>12.9782712</text:p>
          </table:table-cell>
          <table:table-cell office:value-type="float" office:value="77.6579972" calcext:value-type="float">
            <text:p>77.6579972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hattan Associat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igat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P zone, near Ginger hot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82712" calcext:value-type="float">
            <text:p>12.9782712</text:p>
          </table:table-cell>
          <table:table-cell office:value-type="float" office:value="77.6579972" calcext:value-type="float">
            <text:p>77.6579972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raprastha apartment, block 2, f2, 45, 5 th main ombr layout, Banaswadi</text:p>
          </table:table-cell>
          <table:table-cell office:value-type="string" calcext:value-type="string">
            <text:p>banaswadi</text:p>
          </table:table-cell>
          <table:table-cell office:value-type="string" calcext:value-type="string">
            <text:p>bangalore</text:p>
          </table:table-cell>
          <table:table-cell office:value-type="float" office:value="560043" calcext:value-type="float">
            <text:p>560043</text:p>
          </table:table-cell>
          <table:table-cell office:value-type="float" office:value="12.9548435" calcext:value-type="float">
            <text:p>12.9548435</text:p>
          </table:table-cell>
          <table:table-cell office:value-type="float" office:value="77.6564098" calcext:value-type="float">
            <text:p>77.6564098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02 ,sriven splendour,yamlur post, challagatta,bangalore,-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taka, Challaghatta</text:p>
          </table:table-cell>
          <table:table-cell office:value-type="string" calcext:value-type="string">
            <text:p>challagh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22615" calcext:value-type="float">
            <text:p>12.9822615</text:p>
          </table:table-cell>
          <table:table-cell office:value-type="float" office:value="77.6435896" calcext:value-type="float">
            <text:p>77.6435896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36, kalyani Nilaya, 2nd Main, brindavan Estate, vignan Nagar 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22615" calcext:value-type="float">
            <text:p>12.9822615</text:p>
          </table:table-cell>
          <table:table-cell office:value-type="float" office:value="77.6435896" calcext:value-type="float">
            <text:p>77.6435896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 102, Shriram Spandhana, Challaghatta Road, Yemalur, Chalaghatta Road</text:p>
          </table:table-cell>
          <table:table-cell office:value-type="string" calcext:value-type="string">
            <text:p>chalaghatta roa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345" calcext:value-type="float">
            <text:p>12.970345</text:p>
          </table:table-cell>
          <table:table-cell office:value-type="float" office:value="77.6324395" calcext:value-type="float">
            <text:p>77.6324395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.20,anjanappa building sreerama temple road,chalagatta, chalagatta</text:p>
          </table:table-cell>
          <table:table-cell office:value-type="string" calcext:value-type="string">
            <text:p>chalag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8605" calcext:value-type="float">
            <text:p>12.9668605</text:p>
          </table:table-cell>
          <table:table-cell office:value-type="float" office:value="77.6825573" calcext:value-type="float">
            <text:p>77.682557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ishna Reddy Building, <text:s/>2nd Floor , Dr - 477, 2nd Floor chalaghatta, Bangalore, Karnataka, 560037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to Rama Temple., Chalaghatta</text:p>
          </table:table-cell>
          <table:table-cell office:value-type="string" calcext:value-type="string">
            <text:p>chalagh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9534" calcext:value-type="float">
            <text:p>12.9669534</text:p>
          </table:table-cell>
          <table:table-cell office:value-type="float" office:value="77.6792587" calcext:value-type="float">
            <text:p>77.679258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-235, H.A.L. Central Township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Borewell stop, Marathahalli post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2029" calcext:value-type="float">
            <text:p>12.9722029</text:p>
          </table:table-cell>
          <table:table-cell office:value-type="float" office:value="77.6843913" calcext:value-type="float">
            <text:p>77.684391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c building ecospace sarjapur outer ring road bangalore 560035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39445" calcext:value-type="float">
            <text:p>12.9639445</text:p>
          </table:table-cell>
          <table:table-cell office:value-type="float" office:value="77.6783704" calcext:value-type="float">
            <text:p>77.6783704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 Space, Campus 2A, Accenture pvt. Ltd., Outer Ring Road, Bellandure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70863" calcext:value-type="float">
            <text:p>12.9670863</text:p>
          </table:table-cell>
          <table:table-cell office:value-type="float" office:value="77.6808128" calcext:value-type="float">
            <text:p>77.6808128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 Space, Campus 2A, Accenture pvt. Ltd., Outer Ring Road, Bellandure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th floor,A-Wing,Electra,Prestige Tech Park, Outer Ring Road,Sarjapur Main Road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6294" calcext:value-type="float">
            <text:p>12.9566294</text:p>
          </table:table-cell>
          <table:table-cell office:value-type="float" office:value="77.7046823" calcext:value-type="float">
            <text:p>77.7046823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us 4A,Ecospace,Bellandur,Outer Ring Road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45821" calcext:value-type="float">
            <text:p>12.9945821</text:p>
          </table:table-cell>
          <table:table-cell office:value-type="float" office:value="77.6826095" calcext:value-type="float">
            <text:p>77.6826095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space-campus 2B outer ring road, bellandur village, varthur hobli, Bellandur village</text:p>
          </table:table-cell>
          <table:table-cell office:value-type="string" calcext:value-type="string">
            <text:p>bellandur villag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1741" calcext:value-type="float">
            <text:p>12.9721741</text:p>
          </table:table-cell>
          <table:table-cell office:value-type="float" office:value="77.6979888" calcext:value-type="float">
            <text:p>77.6979888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04, Ittina Akkala, Rajpalya Stop,Hoodi, Hoodi</text:p>
          </table:table-cell>
          <table:table-cell office:value-type="string" calcext:value-type="string">
            <text:p>hoodi</text:p>
          </table:table-cell>
          <table:table-cell office:value-type="string" calcext:value-type="string">
            <text:p>bangalore</text:p>
          </table:table-cell>
          <table:table-cell office:value-type="float" office:value="560048" calcext:value-type="float">
            <text:p>560048</text:p>
          </table:table-cell>
          <table:table-cell office:value-type="float" office:value="12.9715641" calcext:value-type="float">
            <text:p>12.9715641</text:p>
          </table:table-cell>
          <table:table-cell office:value-type="float" office:value="77.6942272" calcext:value-type="float">
            <text:p>77.6942272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gemini India Pvt ltd,SEZ unit,pritech park,building 6B,bellandur village,varthru hobli,outer ring road,Bengaluru,Karnataka,#560037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41836" calcext:value-type="float">
            <text:p>12.9741836</text:p>
          </table:table-cell>
          <table:table-cell office:value-type="float" office:value="77.7018348" calcext:value-type="float">
            <text:p>77.7018348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ige techpark 2,quintiles,etamin wing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floor, ocwen financial solution, pritech park, inside eco space park, block 12, bellandur, Bangalore., bellandur, eco space park</text:p>
          </table:table-cell>
          <table:table-cell office:value-type="string" calcext:value-type="string">
            <text:p>bellandur, eco space park</text:p>
          </table:table-cell>
          <table:table-cell office:value-type="string" calcext:value-type="string">
            <text:p>bangalore</text:p>
          </table:table-cell>
          <table:table-cell office:value-type="float" office:value="560013" calcext:value-type="float">
            <text:p>560013</text:p>
          </table:table-cell>
          <table:table-cell office:value-type="float" office:value="12.9624935" calcext:value-type="float">
            <text:p>12.9624935</text:p>
          </table:table-cell>
          <table:table-cell office:value-type="float" office:value="77.7048759" calcext:value-type="float">
            <text:p>77.704875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505 Shiva krupa 2nd main Opposite KMPC school Annasandrapalya HAL Bangalore 560017, HAL Annasandrapalya</text:p>
          </table:table-cell>
          <table:table-cell office:value-type="string" calcext:value-type="string">
            <text:p>hal annasandrapalya</text:p>
          </table:table-cell>
          <table:table-cell office:value-type="string" calcext:value-type="string">
            <text:p>bangalore</text:p>
          </table:table-cell>
          <table:table-cell office:value-type="float" office:value="560071" calcext:value-type="float">
            <text:p>560071</text:p>
          </table:table-cell>
          <table:table-cell office:value-type="float" office:value="12.9624935" calcext:value-type="float">
            <text:p>12.9624935</text:p>
          </table:table-cell>
          <table:table-cell office:value-type="float" office:value="77.7048759" calcext:value-type="float">
            <text:p>77.704875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nture services pvt lt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MZ Evospacr, campus 2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landur village, varthur hobli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2002" calcext:value-type="float">
            <text:p>12.9722002</text:p>
          </table:table-cell>
          <table:table-cell office:value-type="float" office:value="77.6956593" calcext:value-type="float">
            <text:p>77.6956593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nture services pvt lt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MZ Evospacr, campus 2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landur village, varthur hobli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2002" calcext:value-type="float">
            <text:p>12.9722002</text:p>
          </table:table-cell>
          <table:table-cell office:value-type="float" office:value="77.6956593" calcext:value-type="float">
            <text:p>77.6956593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dyavati hiremath Amadeus Software labs India PVt ltd, 7th FLoor, Etamin Block (B 3), prestige Technology Park </text:p>
          </table:table-cell>
          <table:table-cell/>
          <table:table-cell office:value-type="string" calcext:value-type="string">
            <text:p>, Matathhalli , Kadubeesanahalli, Prestige tech park </text:p>
          </table:table-cell>
          <table:table-cell office:value-type="string" calcext:value-type="string">
            <text:p>, Jp Mprg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galore,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taka,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: 9742383778, kadubisanahalli</text:p>
          </table:table-cell>
          <table:table-cell office:value-type="string" calcext:value-type="string">
            <text:p>kadubi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5691" calcext:value-type="float">
            <text:p>12.9705691</text:p>
          </table:table-cell>
          <table:table-cell office:value-type="float" office:value="77.7056809" calcext:value-type="float">
            <text:p>77.70568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floor, ocwen financial solution, pritech park, inside eco space park, block 12, bellandur, Bangalore., bellandur, eco space park</text:p>
          </table:table-cell>
          <table:table-cell office:value-type="string" calcext:value-type="string">
            <text:p>bellandur, eco space park</text:p>
          </table:table-cell>
          <table:table-cell office:value-type="string" calcext:value-type="string">
            <text:p>bangalore</text:p>
          </table:table-cell>
          <table:table-cell office:value-type="float" office:value="560013" calcext:value-type="float">
            <text:p>560013</text:p>
          </table:table-cell>
          <table:table-cell office:value-type="float" office:value="12.9690311" calcext:value-type="float">
            <text:p>12.9690311</text:p>
          </table:table-cell>
          <table:table-cell office:value-type="float" office:value="77.693966" calcext:value-type="float">
            <text:p>77.693966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gemini India Pvt ltd,SEZ unit,pritech park,building 6B,bellandur village,varthru hobli,outer ring road,Bengaluru,Karnataka,#560037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5127" calcext:value-type="float">
            <text:p>12.9705127</text:p>
          </table:table-cell>
          <table:table-cell office:value-type="float" office:value="77.6950705" calcext:value-type="float">
            <text:p>77.6950705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kasha Pride Room no 210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. JP Morgan chase Kadhubisn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 - Sunray Hot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 <text:s/>, Kadhubisnahalli</text:p>
          </table:table-cell>
          <table:table-cell office:value-type="string" calcext:value-type="string">
            <text:p>kadhubis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5691" calcext:value-type="float">
            <text:p>12.9705691</text:p>
          </table:table-cell>
          <table:table-cell office:value-type="float" office:value="77.7056809" calcext:value-type="float">
            <text:p>77.70568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kasha Pride Room no 210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. JP Morgan chase Kadhubisn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 - Sunray Hot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lli <text:s/>, Kadhubisnahalli</text:p>
          </table:table-cell>
          <table:table-cell office:value-type="string" calcext:value-type="string">
            <text:p>kadhubis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5691" calcext:value-type="float">
            <text:p>12.9705691</text:p>
          </table:table-cell>
          <table:table-cell office:value-type="float" office:value="77.7056809" calcext:value-type="float">
            <text:p>77.70568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nture india, building 7b, pritech park sez, ecospace, bellandur, varthur hobli, bangalore 560037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1741" calcext:value-type="float">
            <text:p>12.9721741</text:p>
          </table:table-cell>
          <table:table-cell office:value-type="float" office:value="77.6979888" calcext:value-type="float">
            <text:p>77.6979888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acle India Priv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Presti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ology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ury Block 2B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s 2 Survey #29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japur Marat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dabeesan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, , Kadabeesanahalli</text:p>
          </table:table-cell>
          <table:table-cell office:value-type="string" calcext:value-type="string">
            <text:p>kadabeesanahalli</text:p>
          </table:table-cell>
          <table:table-cell office:value-type="string" calcext:value-type="string">
            <text:p>bangalore</text:p>
          </table:table-cell>
          <table:table-cell office:value-type="float" office:value="560013" calcext:value-type="float">
            <text:p>560013</text:p>
          </table:table-cell>
          <table:table-cell office:value-type="float" office:value="12.9569883" calcext:value-type="float">
            <text:p>12.9569883</text:p>
          </table:table-cell>
          <table:table-cell office:value-type="float" office:value="77.701113" calcext:value-type="float">
            <text:p>77.70111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floor, ocwen financial solution, pritech park, inside eco space park, block 12, bellandur, Bangalore., bellandur, eco space park</text:p>
          </table:table-cell>
          <table:table-cell office:value-type="string" calcext:value-type="string">
            <text:p>bellandur, eco space park</text:p>
          </table:table-cell>
          <table:table-cell office:value-type="string" calcext:value-type="string">
            <text:p>bangalore</text:p>
          </table:table-cell>
          <table:table-cell office:value-type="float" office:value="560013" calcext:value-type="float">
            <text:p>560013</text:p>
          </table:table-cell>
          <table:table-cell office:value-type="float" office:value="12.9611891" calcext:value-type="float">
            <text:p>12.9611891</text:p>
          </table:table-cell>
          <table:table-cell office:value-type="float" office:value="77.7013357" calcext:value-type="float">
            <text:p>77.7013357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landur Near ecospace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ovative petal building, flat c101,bma college road, behind soul space arena total mall, doddenakundi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SBC Group Service Centre Bangalor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arpuria Soft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ey No. 80/1, 80/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landur Village, Varthur Hobli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h Floor, B-Block, Salarpuria Aura, Marathahalli-Sarjapur Outer Ring Road, Kadubeesanahalli, Bengaluru, Karnataka 560037, India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5378" calcext:value-type="float">
            <text:p>12.9585378</text:p>
          </table:table-cell>
          <table:table-cell office:value-type="float" office:value="77.7055733" calcext:value-type="float">
            <text:p>77.705573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h Floor, B-Block, Salarpuria Aura, Marathahalli-Sarjapur Outer Ring Road, Kadubeesanahalli, Bengaluru, Karnataka 560037, India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state Solutions Private Limited, RMZ EcoWorld, 7th Floor, Building No. 1, Devarabeesanahalli Village, Varthur Hobli, Bangalore - 560037, Martahalli</text:p>
          </table:table-cell>
          <table:table-cell office:value-type="string" calcext:value-type="string">
            <text:p>mart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ssna Business Park, Embassy Tech square11,Signet Building, West Wing, 3rd floor, Marthahalli Outer ring road., Bangalore-560037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ssna Business Park, Embassy Tech square11,Signet Building, West Wing, 3rd floor, Marthahalli Outer ring road., Bangalore-560037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ssna Business Park, Embassy Tech square11,Signet Building, West Wing, 3rd floor, Marthahalli Outer ring road., Bangalore-560037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07, Ozone Evergreens, Harlur Road, off Sarjapur Road, Harlur Road</text:p>
          </table:table-cell>
          <table:table-cell office:value-type="string" calcext:value-type="string">
            <text:p>harlur road</text:p>
          </table:table-cell>
          <table:table-cell office:value-type="string" calcext:value-type="string">
            <text:p>bangalore</text:p>
          </table:table-cell>
          <table:table-cell office:value-type="float" office:value="560102" calcext:value-type="float">
            <text:p>560102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rpuria Softzone,3rd Floor, A Wing, Survey No. 80/1, Bellandur Village, Outer Ring Road, Bengaluru, Karnataka 560037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amai Technologies, Salarpuria Softzone, Bellandur, Sarjapur Outer ring road, near Indian Oil Petrol bunk, Bellandur sarjapur outer ring road</text:p>
          </table:table-cell>
          <table:table-cell office:value-type="string" calcext:value-type="string">
            <text:p>bellandur sarjapur outer ring roa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61228" calcext:value-type="float">
            <text:p>12.9761228</text:p>
          </table:table-cell>
          <table:table-cell office:value-type="float" office:value="77.7017712" calcext:value-type="float">
            <text:p>77.7017712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Ofc, no. 23-56 p, devarabeesanahalli, outer ring road, varthur hobli, bellandur post, Bangalore, karnataka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0534" calcext:value-type="float">
            <text:p>12.9690534</text:p>
          </table:table-cell>
          <table:table-cell office:value-type="float" office:value="77.6947333" calcext:value-type="float">
            <text:p>77.694733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nture bang 4 eco space, bellandur ,bangalore, opposite maruti suzuki showroom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7625" calcext:value-type="float">
            <text:p>12.977625</text:p>
          </table:table-cell>
          <table:table-cell office:value-type="float" office:value="77.6926196" calcext:value-type="float">
            <text:p>77.6926196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8,saroj white sands apartment,Gear school road,next natures baske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3724" calcext:value-type="float">
            <text:p>12.973724</text:p>
          </table:table-cell>
          <table:table-cell office:value-type="float" office:value="77.6940526" calcext:value-type="float">
            <text:p>77.6940526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8,saroj white sands apartment,Gear school road,next natures baske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3724" calcext:value-type="float">
            <text:p>12.973724</text:p>
          </table:table-cell>
          <table:table-cell office:value-type="float" office:value="77.6940526" calcext:value-type="float">
            <text:p>77.6940526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h Floor, B-Block, Salarpuria Aura, Marathahalli-Sarjapur Outer Ring Road, Kadubeesanahalli, Bengaluru, Karnataka 560037, India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7965" calcext:value-type="float">
            <text:p>12.9797965</text:p>
          </table:table-cell>
          <table:table-cell office:value-type="float" office:value="77.6935943" calcext:value-type="float">
            <text:p>77.693594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th floor, tower 2d, embessy tech village, devarabeesanahalli, outer ring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h Floor, B-Block, Salarpuria Aura, Marathahalli-Sarjapur Outer Ring Road, Kadubeesanahalli, Bengaluru, Karnataka 560037, India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d Floor, Sony India Software Center Pvt. Lt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assy Tech Village (SEZ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arabeesanahalli Varthur Hobli, Kadubeesanahalli</text:p>
          </table:table-cell>
          <table:table-cell office:value-type="string" calcext:value-type="string">
            <text:p>kadubee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7965" calcext:value-type="float">
            <text:p>12.9797965</text:p>
          </table:table-cell>
          <table:table-cell office:value-type="float" office:value="77.6935943" calcext:value-type="float">
            <text:p>77.693594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state, <text:s/>6th floor, RMZ Ecoworld, devarabeesanahalli, bellandur, Rmz ecoworld</text:p>
          </table:table-cell>
          <table:table-cell office:value-type="string" calcext:value-type="string">
            <text:p>rmz ecoworl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3724" calcext:value-type="float">
            <text:p>12.973724</text:p>
          </table:table-cell>
          <table:table-cell office:value-type="float" office:value="77.6940526" calcext:value-type="float">
            <text:p>77.6940526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al amba,Embassy tech village, building #2A,3rd floor, next to new horizon college, outer ring road,kadubeesanahalli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st floor, Careernet consultancy, next to Sakra eye hospital, devarabisanahalli., Devarabisanahalli</text:p>
          </table:table-cell>
          <table:table-cell office:value-type="string" calcext:value-type="string">
            <text:p>devarabi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.no - 93&amp;#x2f;94, Soul space building, 4th floor, Usha sree PG, outer ring road,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0534" calcext:value-type="float">
            <text:p>12.9690534</text:p>
          </table:table-cell>
          <table:table-cell office:value-type="float" office:value="77.6947333" calcext:value-type="float">
            <text:p>77.694733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9, 5th B cross11, chowdeshwary layput marathalli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3724" calcext:value-type="float">
            <text:p>12.973724</text:p>
          </table:table-cell>
          <table:table-cell office:value-type="float" office:value="77.6940526" calcext:value-type="float">
            <text:p>77.6940526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- 105, B block, Aishwarya Opulence Apartment, Near Home Town, Marathahalli bridge, Chandra Layout, Marathahalli</text:p>
          </table:table-cell>
          <table:table-cell office:value-type="string" calcext:value-type="string">
            <text:p>chandra layout, 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01054" calcext:value-type="float">
            <text:p>12.9801054</text:p>
          </table:table-cell>
          <table:table-cell office:value-type="float" office:value="77.6925551" calcext:value-type="float">
            <text:p>77.6925551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-40,1st floor,F2,C/O- N.Pillappa,1st cross11,C.T.Street,Chowdeswari temple road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to BESCOM office,Bangalore</text:p>
          </table:table-cell>
          <table:table-cell table:number-columns-repeated="1023"/>
        </table:table-row>
        <table:table-row table:style-name="ro1">
          <table:table-cell office:value-type="float" office:value="560037" calcext:value-type="float">
            <text:p>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nataka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01054" calcext:value-type="float">
            <text:p>12.9801054</text:p>
          </table:table-cell>
          <table:table-cell office:value-type="float" office:value="77.6925551" calcext:value-type="float">
            <text:p>77.6925551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Nivasam PG for Ladies,&amp;#xa;&amp;#x23;761 Sri Sai Ram mansion,&amp;#xa;Outer Ring Road,&amp;#xa;Above Andhra Bank,&amp;#xa;Marathalli bridge,&amp;#xa;Bangalore 560037, marathahalli bridge </text:p>
          </table:table-cell>
          <table:table-cell office:value-type="string" calcext:value-type="string">
            <text:p>marathahalli bridge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V GENTS PG,Chodeswari temple street,Opp to Trinity English medium school, Marathahalli-560037.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7965" calcext:value-type="float">
            <text:p>12.9797965</text:p>
          </table:table-cell>
          <table:table-cell office:value-type="float" office:value="77.6935943" calcext:value-type="float">
            <text:p>77.6935943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9207" calcext:value-type="float">
            <text:p>12.9569207</text:p>
          </table:table-cell>
          <table:table-cell office:value-type="float" office:value="77.7007705" calcext:value-type="float">
            <text:p>77.7007705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# E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cross11 dead 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jundeshwara building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junatha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ind More super mark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 no 250/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 skanda nilay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veri layout 2nd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asi theater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41804" calcext:value-type="float">
            <text:p>12.9741804</text:p>
          </table:table-cell>
          <table:table-cell office:value-type="float" office:value="77.684371" calcext:value-type="float">
            <text:p>77.684371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 no 250/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 skanda nilay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veri layout 2nd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asi theater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0129" calcext:value-type="float">
            <text:p>12.9790129</text:p>
          </table:table-cell>
          <table:table-cell office:value-type="float" office:value="77.6952294" calcext:value-type="float">
            <text:p>77.6952294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N 826, 5th cross11, tulasi theatre road, marathahalli,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9472" calcext:value-type="float">
            <text:p>12.9569472</text:p>
          </table:table-cell>
          <table:table-cell office:value-type="float" office:value="77.7015352" calcext:value-type="float">
            <text:p>77.7015352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116 Sri emerald park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8792" calcext:value-type="float">
            <text:p>12.9568792</text:p>
          </table:table-cell>
          <table:table-cell office:value-type="float" office:value="77.700634" calcext:value-type="float">
            <text:p>77.700634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hind park palzza,navodaya layout, marathalli, Marathalli</text:p>
          </table:table-cell>
          <table:table-cell office:value-type="string" calcext:value-type="string">
            <text:p>marat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2503" calcext:value-type="float">
            <text:p>12.9582503</text:p>
          </table:table-cell>
          <table:table-cell office:value-type="float" office:value="77.6991964" calcext:value-type="float">
            <text:p>77.6991964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asavi gents pg,3rd floor,room no 10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th cross11 , thulasi theatre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1967" calcext:value-type="float">
            <text:p>12.9711967</text:p>
          </table:table-cell>
          <table:table-cell office:value-type="float" office:value="77.6853167" calcext:value-type="float">
            <text:p>77.6853167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asavi gents pg,3rd floor,room no 10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th cross11 , thulasi theatre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asavi gents pg , 3 rd floor, room no 10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site sbi a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lasi theatre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4767" calcext:value-type="float">
            <text:p>12.9584767</text:p>
          </table:table-cell>
          <table:table-cell office:value-type="float" office:value="77.7022194" calcext:value-type="float">
            <text:p>77.7022194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asavi gents pg , 3 rd floor, room no 10c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site sbi a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lasi theatre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9472" calcext:value-type="float">
            <text:p>12.9569472</text:p>
          </table:table-cell>
          <table:table-cell office:value-type="float" office:value="77.7015352" calcext:value-type="float">
            <text:p>77.7015352</text:p>
          </table:table-cell>
          <table:table-cell office:value-type="float" office:value="6893" calcext:value-type="float">
            <text:p>6893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sravya p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vellas paramount suit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asi theatre,6th cross11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 victory ap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 , Marathahalli </text:p>
          </table:table-cell>
          <table:table-cell office:value-type="string" calcext:value-type="string">
            <text:p>maratha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10, 2nd floor, &amp;#x23;778, 2nd main, Chowdeswari layout, near bata showroom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10, 2nd floor, &amp;#x23;778, 2nd main, Chowdeswari layout, near bata showroom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1722" calcext:value-type="float">
            <text:p>12.9591722</text:p>
          </table:table-cell>
          <table:table-cell office:value-type="float" office:value="77.697419" calcext:value-type="float">
            <text:p>77.697419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No.10, 2nd floor, &amp;#x23;778, 2nd main, Chowdeswari layout, near bata showroom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5691" calcext:value-type="float">
            <text:p>12.9705691</text:p>
          </table:table-cell>
          <table:table-cell office:value-type="float" office:value="77.7056809" calcext:value-type="float">
            <text:p>77.70568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th cross11, near Ravindra Bharati global school,Tulsi theater road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437" calcext:value-type="float">
            <text:p>12.9689437</text:p>
          </table:table-cell>
          <table:table-cell office:value-type="float" office:value="77.705923" calcext:value-type="float">
            <text:p>77.705923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th cross11, near Ravindra Bharati global school,Tulsi theater road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1975" calcext:value-type="float">
            <text:p>12.971975</text:p>
          </table:table-cell>
          <table:table-cell office:value-type="float" office:value="77.6951637" calcext:value-type="float">
            <text:p>77.6951637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oitte usi consulting pvt ltd, divyashree technopolis, 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9348" calcext:value-type="float">
            <text:p>12.979348</text:p>
          </table:table-cell>
          <table:table-cell office:value-type="float" office:value="77.7008509" calcext:value-type="float">
            <text:p>77.700850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 SUDHARSHAN RED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asi theatere roa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th main chodeswari layou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se no 2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i anjeneya p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 jaffa birayani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46978" calcext:value-type="float">
            <text:p>12.9746978</text:p>
          </table:table-cell>
          <table:table-cell office:value-type="float" office:value="77.7043059" calcext:value-type="float">
            <text:p>77.7043059</text:p>
          </table:table-cell>
          <table:table-cell office:value-type="float" office:value="10195" calcext:value-type="float">
            <text:p>10195</text:p>
          </table:table-cell>
          <table:table-cell office:value-type="string" calcext:value-type="string">
            <text:p>Cluste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9, 5th B cross11, chowdeshwary layput marathalli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3257" calcext:value-type="float">
            <text:p>12.9653257</text:p>
          </table:table-cell>
          <table:table-cell office:value-type="float" office:value="77.7112106" calcext:value-type="float">
            <text:p>77.7112106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19, 5th B cross11, chowdeshwary layput marathalli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103, Nagarjuna Serene Apartments, 9th main, Tulasi theatre road, marathalli, bangalore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hasree pg for ladies, 2nd cross11 near rekha park apartment , munnekollala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&amp;#x23;101,vinayak nilaya,16th D cross11 16th main,pai layout, mahadevapura, tin factory</text:p>
          </table:table-cell>
          <table:table-cell office:value-type="string" calcext:value-type="string">
            <text:p>tin factory</text:p>
          </table:table-cell>
          <table:table-cell office:value-type="string" calcext:value-type="string">
            <text:p>bangalore</text:p>
          </table:table-cell>
          <table:table-cell office:value-type="float" office:value="560016" calcext:value-type="float">
            <text:p>560016</text:p>
          </table:table-cell>
          <table:table-cell office:value-type="float" office:value="12.9693331" calcext:value-type="float">
            <text:p>12.9693331</text:p>
          </table:table-cell>
          <table:table-cell office:value-type="float" office:value="77.7205276" calcext:value-type="float">
            <text:p>77.7205276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-205 Vaswani Tranquil 43, munnekullala village, kundalahalli traffic light,opp family mall, kundalahalli traffic light</text:p>
          </table:table-cell>
          <table:table-cell office:value-type="string" calcext:value-type="string">
            <text:p>kundalahalli traffic ligh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ktronix India Pvt Ltd Salarpuria Premia Ground floor Sarjapur road , sarjapur road</text:p>
          </table:table-cell>
          <table:table-cell office:value-type="string" calcext:value-type="string">
            <text:p>sarjapur road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 No. 12/3, Vayu Vihar, challaghat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KARNATAKA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a, Yemalur</text:p>
          </table:table-cell>
          <table:table-cell office:value-type="string" calcext:value-type="string">
            <text:p>yemal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 104, fortuna white wings appartments, talacauvery layout, Basavanagar</text:p>
          </table:table-cell>
          <table:table-cell office:value-type="string" calcext:value-type="string">
            <text:p>basava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 403, Sriram Spandhana, wind tunnel road, murugeshpalya,, Chalagatta</text:p>
          </table:table-cell>
          <table:table-cell office:value-type="string" calcext:value-type="string">
            <text:p>chalag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0792" calcext:value-type="float">
            <text:p>12.9650792</text:p>
          </table:table-cell>
          <table:table-cell office:value-type="float" office:value="77.7128585" calcext:value-type="float">
            <text:p>77.7128585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9, A block, Sriven splendour apartments, Challaghatta, Challaghatta</text:p>
          </table:table-cell>
          <table:table-cell office:value-type="string" calcext:value-type="string">
            <text:p>challagh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35123" calcext:value-type="float">
            <text:p>12.9635123</text:p>
          </table:table-cell>
          <table:table-cell office:value-type="float" office:value="77.7143535" calcext:value-type="float">
            <text:p>77.7143535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09, A block, Sriven splendour apartments, Challaghatta, Challaghatta</text:p>
          </table:table-cell>
          <table:table-cell office:value-type="string" calcext:value-type="string">
            <text:p>challaghatt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20025" calcext:value-type="float">
            <text:p>12.9620025</text:p>
          </table:table-cell>
          <table:table-cell office:value-type="float" office:value="77.7159838" calcext:value-type="float">
            <text:p>77.7159838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001 GROUND FL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IVE ROYAL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ISHNA REDDY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 A BLOCK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701" calcext:value-type="float">
            <text:p>12.965701</text:p>
          </table:table-cell>
          <table:table-cell office:value-type="float" office:value="77.7090293" calcext:value-type="float">
            <text:p>77.709029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001 GROUND FLO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IVE ROYAL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ISHNA REDDY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 A BLOCK, BANGALORE</text:p>
          </table:table-cell>
          <table:table-cell table:number-columns-repeated="2"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6607" calcext:value-type="float">
            <text:p>12.9706607</text:p>
          </table:table-cell>
          <table:table-cell office:value-type="float" office:value="77.7124424" calcext:value-type="float">
            <text:p>77.7124424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484, samaprabha, 301, 2nd cross11, 6th main, E block, AECS Layout, Kundahalli, Bangalore-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7147" calcext:value-type="float">
            <text:p>12.9607147</text:p>
          </table:table-cell>
          <table:table-cell office:value-type="float" office:value="77.7149771" calcext:value-type="float">
            <text:p>77.7149771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# 35, <text:s/>APJ Abdul Kalam Enclave, <text:s/>Karthik Nagar, <text:s/>Near Jeevika Hospital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8712" calcext:value-type="float">
            <text:p>12.9668712</text:p>
          </table:table-cell>
          <table:table-cell office:value-type="float" office:value="77.7156143" calcext:value-type="float">
            <text:p>77.715614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WORLD, Sarjapur Outer Ring Road, Bengaluru, Karnataka 560037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2873" calcext:value-type="float">
            <text:p>12.962873</text:p>
          </table:table-cell>
          <table:table-cell office:value-type="float" office:value="77.7170742" calcext:value-type="float">
            <text:p>77.7170742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world, Bld No. 8A, KPMG office, Marathahalli outer ring road, Bangalore , Bellandur </text:p>
          </table:table-cell>
          <table:table-cell office:value-type="string" calcext:value-type="string">
            <text:p>bellandu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ls Fargo India Solutions, Embassy Tech Village, Outer Ring Road, Belandur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0431" calcext:value-type="float">
            <text:p>12.9650431</text:p>
          </table:table-cell>
          <table:table-cell office:value-type="float" office:value="77.7184358" calcext:value-type="float">
            <text:p>77.7184358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uryLink technologies, Emp:2941, Opp. New Horizon colleg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th floor, B-block, Kadubeesanahalli</text:p>
          </table:table-cell>
          <table:table-cell office:value-type="string" calcext:value-type="string">
            <text:p>kadubee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ha shet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ex lmt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uter ring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evarbisan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mz eco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Karnatak, devarbisanahalli</text:p>
          </table:table-cell>
          <table:table-cell office:value-type="string" calcext:value-type="string">
            <text:p>devarbi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0101" calcext:value-type="float">
            <text:p>12.9580101</text:p>
          </table:table-cell>
          <table:table-cell office:value-type="float" office:value="77.7163702" calcext:value-type="float">
            <text:p>77.7163702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ha shet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ex lmt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uter ring r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evarbisan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mz eco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, Karnatak, devarbisanahalli</text:p>
          </table:table-cell>
          <table:table-cell office:value-type="string" calcext:value-type="string">
            <text:p>devarbis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l Technology Private Limited, Campus 4B, Ecospace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75725" calcext:value-type="float">
            <text:p>12.9675725</text:p>
          </table:table-cell>
          <table:table-cell office:value-type="float" office:value="77.7139606" calcext:value-type="float">
            <text:p>77.7139606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ot C-1, Campus 8A, Floor 1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ddakkanahalli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er Ring Road, Varthur Hob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-560037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6607" calcext:value-type="float">
            <text:p>12.9706607</text:p>
          </table:table-cell>
          <table:table-cell office:value-type="float" office:value="77.7124424" calcext:value-type="float">
            <text:p>77.7124424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world, Bld No. 8A, KPMG office, Marathahalli outer ring road, Bangalore , Bellandur </text:p>
          </table:table-cell>
          <table:table-cell office:value-type="string" calcext:value-type="string">
            <text:p>bellandu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rpuria Softzone, 2nd and 3rd Floor, A Wing, Survey No. 80 by 1, Bellandur Village, Outer Ring Road, Bengaluru, Karnataka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1038" calcext:value-type="float">
            <text:p>12.9601038</text:p>
          </table:table-cell>
          <table:table-cell office:value-type="float" office:value="77.7130609" calcext:value-type="float">
            <text:p>77.713060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Z ECOWORLD, Sarjapur Outer Ring Road, Bengaluru, Karnataka 560037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B Capemini, 6 floor Rmz Ecospace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4921" calcext:value-type="float">
            <text:p>12.9604921</text:p>
          </table:table-cell>
          <table:table-cell office:value-type="float" office:value="77.7132717" calcext:value-type="float">
            <text:p>77.713271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B Capgemini India Pvt Ltd, 1st Floor, Pritech Park, bellandur Village, Outer Ring Roa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Bellandur</text:p>
          </table:table-cell>
          <table:table-cell office:value-type="string" calcext:value-type="string">
            <text:p>bellandu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4921" calcext:value-type="float">
            <text:p>12.9604921</text:p>
          </table:table-cell>
          <table:table-cell office:value-type="float" office:value="77.7132717" calcext:value-type="float">
            <text:p>77.713271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acle ind. Pvt.ltd.,4th floor, VALANCE, Prestige tech park-3 ,Marathalli., Marathalli.</text:p>
          </table:table-cell>
          <table:table-cell office:value-type="string" calcext:value-type="string">
            <text:p>marat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87613" calcext:value-type="float">
            <text:p>12.9487613</text:p>
          </table:table-cell>
          <table:table-cell office:value-type="float" office:value="77.7146803" calcext:value-type="float">
            <text:p>77.7146803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nture Services Pvt Ltd,RMZ Ecospace,Campus 2A,Outer Ring Road,Varthur Hobli,Bellandur , Bellandur Village</text:p>
          </table:table-cell>
          <table:table-cell office:value-type="string" calcext:value-type="string">
            <text:p>bellandur villag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58703" calcext:value-type="float">
            <text:p>12.9558703</text:p>
          </table:table-cell>
          <table:table-cell office:value-type="float" office:value="77.7139431" calcext:value-type="float">
            <text:p>77.7139431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th floor,A-Wing,Electra,Prestige Tech Park, Outer Ring Road,Sarjapur Main Road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12699" calcext:value-type="float">
            <text:p>12.9612699</text:p>
          </table:table-cell>
          <table:table-cell office:value-type="float" office:value="77.7146792" calcext:value-type="float">
            <text:p>77.714679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-301,Brindavam Meadows, 3rd cross11,Hemant Nagar, Near Hindustan Academy.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12699" calcext:value-type="float">
            <text:p>12.9612699</text:p>
          </table:table-cell>
          <table:table-cell office:value-type="float" office:value="77.7146792" calcext:value-type="float">
            <text:p>77.714679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venkateshwara p.g, Room 406, ashwath nagar, 4th cross11, marathahalli, bangalore marathahalli bridge, Sri Venkateshwara p.g, room 406, Ashwath nagar, 4th cross11, mara</text:p>
          </table:table-cell>
          <table:table-cell office:value-type="string" calcext:value-type="string">
            <text:p>sri venkateshwara pg, room , ashwath nagar, th cross, mar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86445" calcext:value-type="float">
            <text:p>12.9486445</text:p>
          </table:table-cell>
          <table:table-cell office:value-type="float" office:value="77.7165017" calcext:value-type="float">
            <text:p>77.716501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ha Pg 2 Hemathnagar 1st main backside of kalamandir, marat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483116" calcext:value-type="float">
            <text:p>12.9483116</text:p>
          </table:table-cell>
          <table:table-cell office:value-type="float" office:value="77.7145412" calcext:value-type="float">
            <text:p>77.714541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. No 459, Kushal pg, 4th cross11, Mariyama Temple Back Side, Ashwath Nagar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9453" calcext:value-type="float">
            <text:p>12.9589453</text:p>
          </table:table-cell>
          <table:table-cell office:value-type="float" office:value="77.7210648" calcext:value-type="float">
            <text:p>77.7210648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HA 2 PG FOR LADIES, Hemanthanagar, 1st Main Road,Backside of Kalamandir, Marathahalli, Bangalore 5600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HA 2 PG FOR LADIES, Hemanthanagar, 1st Main Road,Backside of Kalamandir, Marathahalli, Bangalore 560037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3609" calcext:value-type="float">
            <text:p>12.9523609</text:p>
          </table:table-cell>
          <table:table-cell office:value-type="float" office:value="77.7151966" calcext:value-type="float">
            <text:p>77.7151966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ud 9 pg, 1st cross11, ayyapa layout, near a2b, near a2b</text:p>
          </table:table-cell>
          <table:table-cell office:value-type="string" calcext:value-type="string">
            <text:p>near ab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23609" calcext:value-type="float">
            <text:p>12.9523609</text:p>
          </table:table-cell>
          <table:table-cell office:value-type="float" office:value="77.7151966" calcext:value-type="float">
            <text:p>77.7151966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C,Giri house,1 st cross11 3 rd main road,backside of kalamandir, Hemanth nagar</text:p>
          </table:table-cell>
          <table:table-cell office:value-type="string" calcext:value-type="string">
            <text:p>hemanth 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33014" calcext:value-type="float">
            <text:p>12.9533014</text:p>
          </table:table-cell>
          <table:table-cell office:value-type="float" office:value="77.7151368" calcext:value-type="float">
            <text:p>77.7151368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305, Aishwariya opulence apartment, Near hometown, near innovative multiplex, Marathahalli, Bangalor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-1 Subiksha Courette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si Theater Road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actly behind Innovative Multiplex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- 105, B block, Aishwarya Opulence Apartment, Near Home Town, Marathahalli bridge, Chandra Layout, Marathahalli</text:p>
          </table:table-cell>
          <table:table-cell office:value-type="string" calcext:value-type="string">
            <text:p>chandra layout, 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103, Nagarjuna Serene Apartments, 9th Main, Tulsi Theatre Road, Near More Supermarket, Marathalli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L SPACE PARADIGM, 4 th floor, West wing, outer ring road, marathalli </text:p>
          </table:table-cell>
          <table:table-cell office:value-type="string" calcext:value-type="string">
            <text:p>marat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99849" calcext:value-type="float">
            <text:p>12.9899849</text:p>
          </table:table-cell>
          <table:table-cell office:value-type="float" office:value="77.7213567" calcext:value-type="float">
            <text:p>77.721356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306 , aishwarya opulence , near hometown, innovative multiplex, Innovative multiplex</text:p>
          </table:table-cell>
          <table:table-cell office:value-type="string" calcext:value-type="string">
            <text:p>innovative multiplex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899849" calcext:value-type="float">
            <text:p>12.9899849</text:p>
          </table:table-cell>
          <table:table-cell office:value-type="float" office:value="77.7213567" calcext:value-type="float">
            <text:p>77.721356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34/44,harshee pg,tulasi theater,1st right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8315" calcext:value-type="float">
            <text:p>12.9728315</text:p>
          </table:table-cell>
          <table:table-cell office:value-type="float" office:value="77.7153057" calcext:value-type="float">
            <text:p>77.715305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0,Vinayaka PG,Verappa Reddy Layout,Near 3rd cross11,SGR Dental College Road,Munnekolala,Marathahalli,, Marathahalli </text:p>
          </table:table-cell>
          <table:table-cell office:value-type="string" calcext:value-type="string">
            <text:p>marathahalli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8315" calcext:value-type="float">
            <text:p>12.9728315</text:p>
          </table:table-cell>
          <table:table-cell office:value-type="float" office:value="77.7153057" calcext:value-type="float">
            <text:p>77.7153057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ovsource Pvt. Lt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floor, Raja Ikon building, Marathahalli outer ring road, Opp. Park Plaza 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8025" calcext:value-type="float">
            <text:p>12.9708025</text:p>
          </table:table-cell>
          <table:table-cell office:value-type="float" office:value="77.7132109" calcext:value-type="float">
            <text:p>77.713210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ovsource Pvt. Lt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rd floor, Raja Ikon building, Marathahalli outer ring road, Opp. Park Plaza 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9364" calcext:value-type="float">
            <text:p>12.9659364</text:p>
          </table:table-cell>
          <table:table-cell office:value-type="float" office:value="77.7199419" calcext:value-type="float">
            <text:p>77.719941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tment #201, Biriyani central building, Near Apolo farmacy, SaiTemple road, Munnekollal, Kundanahalli Gate, Bengaluru. Karbataka India, Munnekollal kundanahalli</text:p>
          </table:table-cell>
          <table:table-cell office:value-type="string" calcext:value-type="string">
            <text:p>munnekollal kund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71914" calcext:value-type="float">
            <text:p>12.9571914</text:p>
          </table:table-cell>
          <table:table-cell office:value-type="float" office:value="77.7150734" calcext:value-type="float">
            <text:p>77.7150734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206,SarojEpic Apts,4thcross11,GreenGarden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9364" calcext:value-type="float">
            <text:p>12.9659364</text:p>
          </table:table-cell>
          <table:table-cell office:value-type="float" office:value="77.7199419" calcext:value-type="float">
            <text:p>77.719941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206,SarojEpic Apts,4thcross11,GreenGarden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9364" calcext:value-type="float">
            <text:p>12.9659364</text:p>
          </table:table-cell>
          <table:table-cell office:value-type="float" office:value="77.7199419" calcext:value-type="float">
            <text:p>77.719941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6, KSP Residency, 3rd cross11 green garden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7,60/1,shirdi sai nagar,kundalahalli gate, near to shirdi sai temple, Kundalahalli gate</text:p>
          </table:table-cell>
          <table:table-cell office:value-type="string" calcext:value-type="string">
            <text:p>kundalahalli gat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0873" calcext:value-type="float">
            <text:p>12.990873</text:p>
          </table:table-cell>
          <table:table-cell office:value-type="float" office:value="77.7218899" calcext:value-type="float">
            <text:p>77.7218899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F 7B, KEERTHANA KINGS BLISS, 6TH cross11 MUNEKOLALA. SAI BABA TEMPLE ROAD NEXT TO CHURCH/MAYURA BAKER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76847" calcext:value-type="float">
            <text:p>12.9676847</text:p>
          </table:table-cell>
          <table:table-cell office:value-type="float" office:value="77.7138716" calcext:value-type="float">
            <text:p>77.7138716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vani prestige, Flat no. - 207, kundanhalli gate bus stop, sai baba temple road, <text:s/>opp to family mall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43922" calcext:value-type="float">
            <text:p>12.9543922</text:p>
          </table:table-cell>
          <table:table-cell office:value-type="float" office:value="77.712926" calcext:value-type="float">
            <text:p>77.71292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th floor, flat no 23 , site no 1, sai mithra, 1st main , green garden layout, kundalahalli gate, bangalor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0447" calcext:value-type="float">
            <text:p>12.9600447</text:p>
          </table:table-cell>
          <table:table-cell office:value-type="float" office:value="77.7083461" calcext:value-type="float">
            <text:p>77.7083461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44 Aar residens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th cross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mdhanhalli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en garden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76847" calcext:value-type="float">
            <text:p>12.9676847</text:p>
          </table:table-cell>
          <table:table-cell office:value-type="float" office:value="77.7138716" calcext:value-type="float">
            <text:p>77.713871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4, casa di moda apartment, munnekolala, kundalahalli gate, bangalore-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76847" calcext:value-type="float">
            <text:p>12.9676847</text:p>
          </table:table-cell>
          <table:table-cell office:value-type="float" office:value="77.7138716" calcext:value-type="float">
            <text:p>77.7138716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4, casa di moda apartment, munnekolala, kundalahalli gate, bangalore-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90134" calcext:value-type="float">
            <text:p>12.9590134</text:p>
          </table:table-cell>
          <table:table-cell office:value-type="float" office:value="77.7090334" calcext:value-type="float">
            <text:p>77.7090334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403, VSN Residency, 9th cross11, shirdi sai nagar, near janaki bakery, opposite to srivari nilayam apartment, Kundanhalli gate, Bangalore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204,Vaastu pleasant apartment,green garden layout,Sai Baba Temple Road,Kundalhalli Gate.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48118" calcext:value-type="float">
            <text:p>12.9648118</text:p>
          </table:table-cell>
          <table:table-cell office:value-type="float" office:value="77.7181507" calcext:value-type="float">
            <text:p>77.718150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204,Vaastu pleasant apartment,green garden layout,Sai Baba Temple Road,Kundalhalli Gate.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7999" calcext:value-type="float">
            <text:p>12.9697999</text:p>
          </table:table-cell>
          <table:table-cell office:value-type="float" office:value="77.7499467" calcext:value-type="float">
            <text:p>77.749946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r # 206, Saranya Enclave, Green garden layout, near kundalahalli gate, Bangalore - 56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: Sathya Sai baba templ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77364" calcext:value-type="float">
            <text:p>12.9577364</text:p>
          </table:table-cell>
          <table:table-cell office:value-type="float" office:value="77.7441351" calcext:value-type="float">
            <text:p>77.7441351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 damden naptunia gulmohar enclave Kundanhalli gate, Kundanhalli gate Bangalore</text:p>
          </table:table-cell>
          <table:table-cell office:value-type="string" calcext:value-type="string">
            <text:p>kundanhalli gate bangalore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6607" calcext:value-type="float">
            <text:p>12.9706607</text:p>
          </table:table-cell>
          <table:table-cell office:value-type="float" office:value="77.7124424" calcext:value-type="float">
            <text:p>77.7124424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, Jeevan Sai Meadows, 13 th cross11, Manjunatha Layout Main Road, Munnekollal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Little Elly Schoo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7999" calcext:value-type="float">
            <text:p>12.9697999</text:p>
          </table:table-cell>
          <table:table-cell office:value-type="float" office:value="77.7499467" calcext:value-type="float">
            <text:p>77.749946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-4, Pujitha Tulip, Victorian Meadows, Behind Yashomati Hospital, Varthur Road, Munnekolala</text:p>
          </table:table-cell>
          <table:table-cell office:value-type="string" calcext:value-type="string">
            <text:p>munnekolala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7999" calcext:value-type="float">
            <text:p>12.9697999</text:p>
          </table:table-cell>
          <table:table-cell office:value-type="float" office:value="77.7499467" calcext:value-type="float">
            <text:p>77.749946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103 ,2nd floor ,bharat sliver spring ,munnekolala marathalli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7999" calcext:value-type="float">
            <text:p>12.9697999</text:p>
          </table:table-cell>
          <table:table-cell office:value-type="float" office:value="77.7499467" calcext:value-type="float">
            <text:p>77.749946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m no-301,lotus royal pg,near Cartier hotel, mara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7999" calcext:value-type="float">
            <text:p>12.9697999</text:p>
          </table:table-cell>
          <table:table-cell office:value-type="float" office:value="77.7499467" calcext:value-type="float">
            <text:p>77.749946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 satko palmtrees opposite purvariviera, marathalli bridge , varthur road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53799" calcext:value-type="float">
            <text:p>12.9753799</text:p>
          </table:table-cell>
          <table:table-cell office:value-type="float" office:value="77.7325109" calcext:value-type="float">
            <text:p>77.7325109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 - 806 , Purva Riviera 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e Garden , Near Marathahalli Bridg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958183" calcext:value-type="float">
            <text:p>12.9958183</text:p>
          </table:table-cell>
          <table:table-cell office:value-type="float" office:value="77.727263" calcext:value-type="float">
            <text:p>77.727263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J-204, Purva Riviera Apartments, Spice Garden Layout, Old Airport Road, Marathahalli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48118" calcext:value-type="float">
            <text:p>12.9648118</text:p>
          </table:table-cell>
          <table:table-cell office:value-type="float" office:value="77.7181507" calcext:value-type="float">
            <text:p>77.7181507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3, NK Building- 2nd floor ,8th cross11, munnekolala, marthahalli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3 NK building, 8th cross11, lakshmi layout, munnekollala,near sbiatm , Bangalore, KA - 560043 <text:s/>IN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6455" calcext:value-type="float">
            <text:p>12.9666455</text:p>
          </table:table-cell>
          <table:table-cell office:value-type="float" office:value="77.7198948" calcext:value-type="float">
            <text:p>77.7198948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, Jeevan Sai Meadows, 13 th cross11, Manjunatha Layout Main Road, Munnekollal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Little Elly Schoo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6455" calcext:value-type="float">
            <text:p>12.9666455</text:p>
          </table:table-cell>
          <table:table-cell office:value-type="float" office:value="77.7198948" calcext:value-type="float">
            <text:p>77.7198948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no 103 ,2nd floor ,bharat sliver spring ,munnekolala marathalli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6607" calcext:value-type="float">
            <text:p>12.9706607</text:p>
          </table:table-cell>
          <table:table-cell office:value-type="float" office:value="77.7124424" calcext:value-type="float">
            <text:p>77.7124424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J-204, Purva Riviera Apartments, Spice Garden Layout, Old Airport Road, Marathahalli.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0447" calcext:value-type="float">
            <text:p>12.9600447</text:p>
          </table:table-cell>
          <table:table-cell office:value-type="float" office:value="77.7083461" calcext:value-type="float">
            <text:p>77.7083461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, Jeevan Sai Meadows, 13 th cross11, Manjunatha Layout Main Road, Munnekollal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Little Elly Schoo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8052" calcext:value-type="float">
            <text:p>12.9608052</text:p>
          </table:table-cell>
          <table:table-cell office:value-type="float" office:value="77.7119762" calcext:value-type="float">
            <text:p>77.711976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2, Jeevan Sai Meadows, 13 th cross11, Manjunatha Layout Main Road, Munnekollala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ar Little Elly School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8052" calcext:value-type="float">
            <text:p>12.9608052</text:p>
          </table:table-cell>
          <table:table-cell office:value-type="float" office:value="77.7119762" calcext:value-type="float">
            <text:p>77.711976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 - 806 , Purva Riviera 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ce Garden , Near Marathahalli Bridge, Marathahalli</text:p>
          </table:table-cell>
          <table:table-cell office:value-type="string" calcext:value-type="string">
            <text:p>marath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12699" calcext:value-type="float">
            <text:p>12.9612699</text:p>
          </table:table-cell>
          <table:table-cell office:value-type="float" office:value="77.7146792" calcext:value-type="float">
            <text:p>77.7146792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-403,bren unity apartment, Brook field, chinapanahali Road, near ekya global school 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1788" calcext:value-type="float">
            <text:p>12.9561788</text:p>
          </table:table-cell>
          <table:table-cell office:value-type="float" office:value="77.7148627" calcext:value-type="float">
            <text:p>77.7148627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502 Bren U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nnapanahalli Main Road 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311, SVS PALMS 2, CHINNAPANAHALLI MAIN ROAD, NEAR BREN UNITY , Karthik Nagar </text:p>
          </table:table-cell>
          <table:table-cell office:value-type="string" calcext:value-type="string">
            <text:p>karthik nagar 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1-207,Alpine Eco Apartment,Dodde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76136" calcext:value-type="float">
            <text:p>12.9576136</text:p>
          </table:table-cell>
          <table:table-cell office:value-type="float" office:value="77.7196135" calcext:value-type="float">
            <text:p>77.7196135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107 Alpine Eco Apartment 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 1010 alpine eco apartment,near rainbow children hospital, Doddanakundi</text:p>
          </table:table-cell>
          <table:table-cell office:value-type="string" calcext:value-type="string">
            <text:p>doddana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1-207,Alpine Eco Apartment,Dodde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2448" calcext:value-type="float">
            <text:p>12.972448</text:p>
          </table:table-cell>
          <table:table-cell office:value-type="float" office:value="77.7175609" calcext:value-type="float">
            <text:p>77.717560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 105, Alpine eco apartments, Karthik Nagar, Bangalore, Doddanekkundi</text:p>
          </table:table-cell>
          <table:table-cell office:value-type="string" calcext:value-type="string">
            <text:p>doddanekkund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1-207,Alpine Eco Apartment,Doddenaku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83404" calcext:value-type="float">
            <text:p>12.9583404</text:p>
          </table:table-cell>
          <table:table-cell office:value-type="float" office:value="77.7155779" calcext:value-type="float">
            <text:p>77.7155779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3 , C block, Mahaveer bowers apartment , chnapannahalli layout , Marathahalli , Bengaluru , 560037, Chinapanahalli layout</text:p>
          </table:table-cell>
          <table:table-cell office:value-type="string" calcext:value-type="string">
            <text:p>chinapanahalli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. 407, 3rd Floor "Mahaveer Bowe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th Main Chinnapann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a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Marathahalli Colony</text:p>
          </table:table-cell>
          <table:table-cell office:value-type="string" calcext:value-type="string">
            <text:p>marathahalli colony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9, 2 nd floor,1 st main , 3 rd cross11 , A block , AECS layout , kundanahalli , bangalore , Kundanahalli</text:p>
          </table:table-cell>
          <table:table-cell office:value-type="string" calcext:value-type="string">
            <text:p>kund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802" calcext:value-type="float">
            <text:p>12.956802</text:p>
          </table:table-cell>
          <table:table-cell office:value-type="float" office:value="77.7079392" calcext:value-type="float">
            <text:p>77.707939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9, 2 nd floor,1 st main , 3 rd cross11 , A block , AECS layout , kundanahalli , bangalore , Kundanahalli</text:p>
          </table:table-cell>
          <table:table-cell office:value-type="string" calcext:value-type="string">
            <text:p>kundan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728 flat 102 9 th cross11 11th main road beml layout , Beml layout</text:p>
          </table:table-cell>
          <table:table-cell office:value-type="string" calcext:value-type="string">
            <text:p>beml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-306,Shriram Spurthi Apar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, Brookefield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4, parimala winsone, AECS Layout E Block, Lakshminarayanpura Road, Kundalahalli Gate, bangalore 560037 Near Hypercity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56802" calcext:value-type="float">
            <text:p>12.956802</text:p>
          </table:table-cell>
          <table:table-cell office:value-type="float" office:value="77.7079392" calcext:value-type="float">
            <text:p>77.707939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408 1st floor 3rd B main road B block AECS layout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67445" calcext:value-type="float">
            <text:p>12.9667445</text:p>
          </table:table-cell>
          <table:table-cell office:value-type="float" office:value="77.7131766" calcext:value-type="float">
            <text:p>77.7131766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t HT-2, Oasis Breeze Apar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-block,6th M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CS Lay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danhal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galore-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2873" calcext:value-type="float">
            <text:p>12.962873</text:p>
          </table:table-cell>
          <table:table-cell office:value-type="float" office:value="77.7170742" calcext:value-type="float">
            <text:p>77.7170742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CS layout,ITPL road,2n cross11 kundalahalli bangaloe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7312" calcext:value-type="float">
            <text:p>12.9657312</text:p>
          </table:table-cell>
          <table:table-cell office:value-type="float" office:value="77.7150009" calcext:value-type="float">
            <text:p>77.7150009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tors Circle,1615, 5th Main Rd, AECS Layout - C Block, AECS Layout, Brookefield, Bengaluru, Karnataka 560037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04921" calcext:value-type="float">
            <text:p>12.9604921</text:p>
          </table:table-cell>
          <table:table-cell office:value-type="float" office:value="77.7132717" calcext:value-type="float">
            <text:p>77.7132717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06, 4th cross11, 6th main, aecs layout ,kundalahalli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90674" calcext:value-type="float">
            <text:p>12.9690674</text:p>
          </table:table-cell>
          <table:table-cell office:value-type="float" office:value="77.7115538" calcext:value-type="float">
            <text:p>77.7115538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 10 Nakshatra villas <text:s/>AECS layout next to Rohan mihira apts 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12404" calcext:value-type="float">
            <text:p>12.9612404</text:p>
          </table:table-cell>
          <table:table-cell office:value-type="float" office:value="77.715932" calcext:value-type="float">
            <text:p>77.715932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59, 2nd Floor, 6th cross11, A Block, AECS Layout, Bangalore, 560037, Aecs layout</text:p>
          </table:table-cell>
          <table:table-cell office:value-type="string" calcext:value-type="string">
            <text:p>aecs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0431" calcext:value-type="float">
            <text:p>12.9650431</text:p>
          </table:table-cell>
          <table:table-cell office:value-type="float" office:value="77.7184358" calcext:value-type="float">
            <text:p>77.7184358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10,Dblock , AECS Layout ,Kundalahalli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89968" calcext:value-type="float">
            <text:p>12.9689968</text:p>
          </table:table-cell>
          <table:table-cell office:value-type="float" office:value="77.7208853" calcext:value-type="float">
            <text:p>77.7208853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th cross11,11th main,building #729,flat#502,5th floor, beml layout, kundanahalli, Kundalahalli</text:p>
          </table:table-cell>
          <table:table-cell office:value-type="string" calcext:value-type="string">
            <text:p>kundalahalli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46926" calcext:value-type="float">
            <text:p>12.9646926</text:p>
          </table:table-cell>
          <table:table-cell office:value-type="float" office:value="77.7103628" calcext:value-type="float">
            <text:p>77.7103628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e 728 flat 102 9 th cross11 11th main road beml layout , Beml layout</text:p>
          </table:table-cell>
          <table:table-cell office:value-type="string" calcext:value-type="string">
            <text:p>beml layout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706607" calcext:value-type="float">
            <text:p>12.9706607</text:p>
          </table:table-cell>
          <table:table-cell office:value-type="float" office:value="77.7124424" calcext:value-type="float">
            <text:p>77.7124424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 no 304, Tropical Terrace 1st main, 11th cross11, Basvanagar</text:p>
          </table:table-cell>
          <table:table-cell office:value-type="string" calcext:value-type="string">
            <text:p>basvanagar</text:p>
          </table:table-cell>
          <table:table-cell office:value-type="string" calcext:value-type="string">
            <text:p>bangalore</text:p>
          </table:table-cell>
          <table:table-cell office:value-type="float" office:value="560037" calcext:value-type="float">
            <text:p>560037</text:p>
          </table:table-cell>
          <table:table-cell office:value-type="float" office:value="12.9650431" calcext:value-type="float">
            <text:p>12.9650431</text:p>
          </table:table-cell>
          <table:table-cell office:value-type="float" office:value="77.7184358" calcext:value-type="float">
            <text:p>77.7184358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Cluster1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3T11:36:42.487005000</dc:date>
    <meta:editing-duration>PT1M11S</meta:editing-duration>
    <meta:editing-cycles>1</meta:editing-cycles>
    <meta:generator>LibreOffice/5.1.3.2$MacOSX_X86_64 LibreOffice_project/644e4637d1d8544fd9f56425bd6cec110e49301b</meta:generator>
    <meta:document-statistic meta:table-count="1" meta:cell-count="4544" meta:object-count="0"/>
  </office:meta>
</office:document-meta>
</file>